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6.81cm"/>
    </style:style>
    <style:style style:name="co3" style:family="table-column">
      <style:table-column-properties fo:break-before="auto" style:column-width="5.576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7.093cm"/>
    </style:style>
    <style:style style:name="co7" style:family="table-column">
      <style:table-column-properties fo:break-before="auto" style:column-width="5.045cm"/>
    </style:style>
    <style:style style:name="co8" style:family="table-column">
      <style:table-column-properties fo:break-before="auto" style:column-width="6.669cm"/>
    </style:style>
    <style:style style:name="co9" style:family="table-column">
      <style:table-column-properties fo:break-before="auto" style:column-width="6.175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6.846cm"/>
    </style:style>
    <style:style style:name="co12" style:family="table-column">
      <style:table-column-properties fo:break-before="auto" style:column-width="1.199cm"/>
    </style:style>
    <style:style style:name="co13" style:family="table-column">
      <style:table-column-properties fo:break-before="auto" style:column-width="1.058cm"/>
    </style:style>
    <style:style style:name="co14" style:family="table-column">
      <style:table-column-properties fo:break-before="auto" style:column-width="1.376cm"/>
    </style:style>
    <style:style style:name="co15" style:family="table-column">
      <style:table-column-properties fo:break-before="auto" style:column-width="5.256cm"/>
    </style:style>
    <style:style style:name="co16" style:family="table-column">
      <style:table-column-properties fo:break-before="auto" style:column-width="3.704cm"/>
    </style:style>
    <style:style style:name="co17" style:family="table-column">
      <style:table-column-properties fo:break-before="auto" style:column-width="4.694cm"/>
    </style:style>
    <style:style style:name="co18" style:family="table-column">
      <style:table-column-properties fo:break-before="auto" style:column-width="5.928cm"/>
    </style:style>
    <style:style style:name="co19" style:family="table-column">
      <style:table-column-properties fo:break-before="auto" style:column-width="5.115cm"/>
    </style:style>
    <style:style style:name="co20" style:family="table-column">
      <style:table-column-properties fo:break-before="auto" style:column-width="6.385cm"/>
    </style:style>
    <style:style style:name="co21" style:family="table-column">
      <style:table-column-properties fo:break-before="auto" style:column-width="4.621cm"/>
    </style:style>
    <style:style style:name="co22" style:family="table-column">
      <style:table-column-properties fo:break-before="auto" style:column-width="7.481cm"/>
    </style:style>
    <style:style style:name="co23" style:family="table-column">
      <style:table-column-properties fo:break-before="auto" style:column-width="7.445cm"/>
    </style:style>
    <style:style style:name="co24" style:family="table-column">
      <style:table-column-properties fo:break-before="auto" style:column-width="3.81cm"/>
    </style:style>
    <style:style style:name="co25" style:family="table-column">
      <style:table-column-properties fo:break-before="auto" style:column-width="6.526cm"/>
    </style:style>
    <style:style style:name="co26" style:family="table-column">
      <style:table-column-properties fo:break-before="auto" style:column-width="3.916cm"/>
    </style:style>
    <style:style style:name="co27" style:family="table-column">
      <style:table-column-properties fo:break-before="auto" style:column-width="4.941cm"/>
    </style:style>
    <style:style style:name="co28" style:family="table-column">
      <style:table-column-properties fo:break-before="auto" style:column-width="4.835cm"/>
    </style:style>
    <style:style style:name="co29" style:family="table-column">
      <style:table-column-properties fo:break-before="auto" style:column-width="5.223cm"/>
    </style:style>
    <style:style style:name="co30" style:family="table-column">
      <style:table-column-properties fo:break-before="auto" style:column-width="8.786cm"/>
    </style:style>
    <style:style style:name="co31" style:family="table-column">
      <style:table-column-properties fo:break-before="auto" style:column-width="6.563cm"/>
    </style:style>
    <style:style style:name="co32" style:family="table-column">
      <style:table-column-properties fo:break-before="auto" style:column-width="4.763cm"/>
    </style:style>
    <style:style style:name="co33" style:family="table-column">
      <style:table-column-properties fo:break-before="auto" style:column-width="3.986cm"/>
    </style:style>
    <style:style style:name="co34" style:family="table-column">
      <style:table-column-properties fo:break-before="auto" style:column-width="5.362cm"/>
    </style:style>
    <style:style style:name="co35" style:family="table-column">
      <style:table-column-properties fo:break-before="auto" style:column-width="7.692cm"/>
    </style:style>
    <style:style style:name="co36" style:family="table-column">
      <style:table-column-properties fo:break-before="auto" style:column-width="7.34cm"/>
    </style:style>
    <style:style style:name="co37" style:family="table-column">
      <style:table-column-properties fo:break-before="auto" style:column-width="5.009cm"/>
    </style:style>
    <style:style style:name="co38" style:family="table-column">
      <style:table-column-properties fo:break-before="auto" style:column-width="5.539cm"/>
    </style:style>
    <style:style style:name="co39" style:family="table-column">
      <style:table-column-properties fo:break-before="auto" style:column-width="3.739cm"/>
    </style:style>
    <style:style style:name="co40" style:family="table-column">
      <style:table-column-properties fo:break-before="auto" style:column-width="4.657cm"/>
    </style:style>
    <style:style style:name="co41" style:family="table-column">
      <style:table-column-properties fo:break-before="auto" style:column-width="5.329cm"/>
    </style:style>
    <style:style style:name="co42" style:family="table-column">
      <style:table-column-properties fo:break-before="auto" style:column-width="4.304cm"/>
    </style:style>
    <style:style style:name="co43" style:family="table-column">
      <style:table-column-properties fo:break-before="auto" style:column-width="8.186cm"/>
    </style:style>
    <style:style style:name="co44" style:family="table-column">
      <style:table-column-properties fo:break-before="auto" style:column-width="3.457cm"/>
    </style:style>
    <style:style style:name="co45" style:family="table-column">
      <style:table-column-properties fo:break-before="auto" style:column-width="7.375cm"/>
    </style:style>
    <style:style style:name="co46" style:family="table-column">
      <style:table-column-properties fo:break-before="auto" style:column-width="4.057cm"/>
    </style:style>
    <style:style style:name="co47" style:family="table-column">
      <style:table-column-properties fo:break-before="auto" style:column-width="6.211cm"/>
    </style:style>
    <style:style style:name="co48" style:family="table-column">
      <style:table-column-properties fo:break-before="auto" style:column-width="4.2cm"/>
    </style:style>
    <style:style style:name="co49" style:family="table-column">
      <style:table-column-properties fo:break-before="auto" style:column-width="5.151cm"/>
    </style:style>
    <style:style style:name="co50" style:family="table-column">
      <style:table-column-properties fo:break-before="auto" style:column-width="3.845cm"/>
    </style:style>
    <style:style style:name="co51" style:family="table-column">
      <style:table-column-properties fo:break-before="auto" style:column-width="5.717cm"/>
    </style:style>
    <style:style style:name="co52" style:family="table-column">
      <style:table-column-properties fo:break-before="auto" style:column-width="3.598cm"/>
    </style:style>
    <style:style style:name="co53" style:family="table-column">
      <style:table-column-properties fo:break-before="auto" style:column-width="5.644cm"/>
    </style:style>
    <style:style style:name="co54" style:family="table-column">
      <style:table-column-properties fo:break-before="auto" style:column-width="7.128cm"/>
    </style:style>
    <style:style style:name="co55" style:family="table-column">
      <style:table-column-properties fo:break-before="auto" style:column-width="8.045cm"/>
    </style:style>
    <style:style style:name="co56" style:family="table-column">
      <style:table-column-properties fo:break-before="auto" style:column-width="5.609cm"/>
    </style:style>
    <style:style style:name="co57" style:family="table-column">
      <style:table-column-properties fo:break-before="auto" style:column-width="9.562cm"/>
    </style:style>
    <style:style style:name="co58" style:family="table-column">
      <style:table-column-properties fo:break-before="auto" style:column-width="5.292cm"/>
    </style:style>
    <style:style style:name="co59" style:family="table-column">
      <style:table-column-properties fo:break-before="auto" style:column-width="6.105cm"/>
    </style:style>
    <style:style style:name="co60" style:family="table-column">
      <style:table-column-properties fo:break-before="auto" style:column-width="3.953cm"/>
    </style:style>
    <style:style style:name="co61" style:family="table-column">
      <style:table-column-properties fo:break-before="auto" style:column-width="5.398cm"/>
    </style:style>
    <style:style style:name="co62" style:family="table-column">
      <style:table-column-properties fo:break-before="auto" style:column-width="6.493cm"/>
    </style:style>
    <style:style style:name="co63" style:family="table-column">
      <style:table-column-properties fo:break-before="auto" style:column-width="3.669cm"/>
    </style:style>
    <style:style style:name="co64" style:family="table-column">
      <style:table-column-properties fo:break-before="auto" style:column-width="4.551cm"/>
    </style:style>
    <style:style style:name="co65" style:family="table-column">
      <style:table-column-properties fo:break-before="auto" style:column-width="5.503cm"/>
    </style:style>
    <style:style style:name="co66" style:family="table-column">
      <style:table-column-properties fo:break-before="auto" style:column-width="4.092cm"/>
    </style:style>
    <style:style style:name="co67" style:family="table-column">
      <style:table-column-properties fo:break-before="auto" style:column-width="5.997cm"/>
    </style:style>
    <style:style style:name="co68" style:family="table-column">
      <style:table-column-properties fo:break-before="auto" style:column-width="4.516cm"/>
    </style:style>
    <style:style style:name="co69" style:family="table-column">
      <style:table-column-properties fo:break-before="auto" style:column-width="4.339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D1">
      <style:table-properties table:display="true" style:writing-mode="lr-tb"/>
    </style:style>
    <style:style style:name="ta2" style:family="table" style:master-page-name="PageStyle_5f_D2">
      <style:table-properties table:display="true" style:writing-mode="lr-tb"/>
    </style:style>
    <style:style style:name="ta3" style:family="table" style:master-page-name="PageStyle_5f_D3">
      <style:table-properties table:display="true" style:writing-mode="lr-tb"/>
    </style:style>
    <style:style style:name="ta4" style:family="table" style:master-page-name="PageStyle_5f_D4">
      <style:table-properties table:display="true" style:writing-mode="lr-tb"/>
    </style:style>
    <style:style style:name="ta5" style:family="table" style:master-page-name="PageStyle_5f_D5">
      <style:table-properties table:display="true" style:writing-mode="lr-tb"/>
    </style:style>
    <style:style style:name="ta6" style:family="table" style:master-page-name="PageStyle_5f_D6">
      <style:table-properties table:display="true" style:writing-mode="lr-tb"/>
    </style:style>
    <style:style style:name="ta7" style:family="table" style:master-page-name="PageStyle_5f_D7">
      <style:table-properties table:display="true" style:writing-mode="lr-tb"/>
    </style:style>
    <style:style style:name="ta8" style:family="table" style:master-page-name="PageStyle_5f_D8">
      <style:table-properties table:display="true" style:writing-mode="lr-tb"/>
    </style:style>
    <style:style style:name="ta9" style:family="table" style:master-page-name="PageStyle_5f_D9">
      <style:table-properties table:display="true" style:writing-mode="lr-tb"/>
    </style:style>
    <style:style style:name="ta10" style:family="table" style:master-page-name="PageStyle_5f_D10">
      <style:table-properties table:display="true" style:writing-mode="lr-tb"/>
    </style:style>
    <style:style style:name="ta11" style:family="table" style:master-page-name="PageStyle_5f_D11">
      <style:table-properties table:display="true" style:writing-mode="lr-tb"/>
    </style:style>
    <style:style style:name="ta12" style:family="table" style:master-page-name="PageStyle_5f_D12">
      <style:table-properties table:display="true" style:writing-mode="lr-tb"/>
    </style:style>
    <style:style style:name="ta13" style:family="table" style:master-page-name="PageStyle_5f_D13">
      <style:table-properties table:display="true" style:writing-mode="lr-tb"/>
    </style:style>
    <style:style style:name="ta14" style:family="table" style:master-page-name="PageStyle_5f_D14">
      <style:table-properties table:display="true" style:writing-mode="lr-tb"/>
    </style:style>
    <style:style style:name="ta15" style:family="table" style:master-page-name="PageStyle_5f_D15">
      <style:table-properties table:display="true" style:writing-mode="lr-tb"/>
    </style:style>
    <style:style style:name="ta16" style:family="table" style:master-page-name="PageStyle_5f_D16">
      <style:table-properties table:display="true" style:writing-mode="lr-tb"/>
    </style:style>
    <style:style style:name="ta17" style:family="table" style:master-page-name="PageStyle_5f_D17">
      <style:table-properties table:display="true" style:writing-mode="lr-tb"/>
    </style:style>
    <style:style style:name="ta18" style:family="table" style:master-page-name="PageStyle_5f_D18">
      <style:table-properties table:display="true" style:writing-mode="lr-tb"/>
    </style:style>
    <style:style style:name="ta19" style:family="table" style:master-page-name="PageStyle_5f_D19">
      <style:table-properties table:display="true" style:writing-mode="lr-tb"/>
    </style:style>
    <style:style style:name="ta20" style:family="table" style:master-page-name="PageStyle_5f_D20">
      <style:table-properties table:display="true" style:writing-mode="lr-tb"/>
    </style:style>
    <style:style style:name="ta21" style:family="table" style:master-page-name="PageStyle_5f_D21">
      <style:table-properties table:display="true" style:writing-mode="lr-tb"/>
    </style:style>
    <style:style style:name="ta22" style:family="table" style:master-page-name="PageStyle_5f_D22">
      <style:table-properties table:display="true" style:writing-mode="lr-tb"/>
    </style:style>
    <style:style style:name="ta23" style:family="table" style:master-page-name="PageStyle_5f_D23">
      <style:table-properties table:display="true" style:writing-mode="lr-tb"/>
    </style:style>
    <style:style style:name="ta24" style:family="table" style:master-page-name="PageStyle_5f_D24">
      <style:table-properties table:display="true" style:writing-mode="lr-tb"/>
    </style:style>
    <style:style style:name="ta25" style:family="table" style:master-page-name="PageStyle_5f_D25">
      <style:table-properties table:display="true" style:writing-mode="lr-tb"/>
    </style:style>
    <style:style style:name="ta26" style:family="table" style:master-page-name="PageStyle_5f_D26">
      <style:table-properties table:display="true" style:writing-mode="lr-tb"/>
    </style:style>
    <style:style style:name="ta27" style:family="table" style:master-page-name="PageStyle_5f_D27">
      <style:table-properties table:display="true" style:writing-mode="lr-tb"/>
    </style:style>
    <style:style style:name="ta28" style:family="table" style:master-page-name="PageStyle_5f_D28">
      <style:table-properties table:display="true" style:writing-mode="lr-tb"/>
    </style:style>
    <style:style style:name="ta29" style:family="table" style:master-page-name="PageStyle_5f_D29">
      <style:table-properties table:display="true" style:writing-mode="lr-tb"/>
    </style:style>
    <style:style style:name="ta30" style:family="table" style:master-page-name="PageStyle_5f_D30">
      <style:table-properties table:display="true" style:writing-mode="lr-tb"/>
    </style:style>
    <style:style style:name="ta31" style:family="table" style:master-page-name="PageStyle_5f_D31">
      <style:table-properties table:display="true" style:writing-mode="lr-tb"/>
    </style:style>
    <style:style style:name="ta32" style:family="table" style:master-page-name="PageStyle_5f_D32">
      <style:table-properties table:display="true" style:writing-mode="lr-tb"/>
    </style:style>
    <style:style style:name="ta33" style:family="table" style:master-page-name="PageStyle_5f_D33">
      <style:table-properties table:display="true" style:writing-mode="lr-tb"/>
    </style:style>
    <style:style style:name="ta34" style:family="table" style:master-page-name="PageStyle_5f_D34">
      <style:table-properties table:display="true" style:writing-mode="lr-tb"/>
    </style:style>
    <style:style style:name="ta35" style:family="table" style:master-page-name="PageStyle_5f_D35">
      <style:table-properties table:display="true" style:writing-mode="lr-tb"/>
    </style:style>
    <style:style style:name="ta36" style:family="table" style:master-page-name="PageStyle_5f_D36">
      <style:table-properties table:display="true" style:writing-mode="lr-tb"/>
    </style:style>
    <style:style style:name="ta37" style:family="table" style:master-page-name="PageStyle_5f_D37">
      <style:table-properties table:display="true" style:writing-mode="lr-tb"/>
    </style:style>
    <style:style style:name="ta38" style:family="table" style:master-page-name="PageStyle_5f_D38">
      <style:table-properties table:display="true" style:writing-mode="lr-tb"/>
    </style:style>
    <style:style style:name="ce1" style:family="table-cell" style:parent-style-name="Default">
      <style:table-cell-properties fo:background-color="#008000" style:rotation-align="non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ackground-color="#00ff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fe Science Department</text:p>
          </table:table-cell>
          <table:table-cell office:value-type="string">
            <text:p>lower left</text:p>
          </table:table-cell>
          <table:table-cell office:value-type="string">
            <text:p>rectangl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gineering Department</text:p>
          </table:table-cell>
          <table:table-cell office:value-type="string">
            <text:p>lower right</text:p>
          </table:table-cell>
          <table:table-cell office:value-type="string">
            <text:p>rectangl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T Department</text:p>
          </table:table-cell>
          <table:table-cell office:value-type="string">
            <text:p>lower right</text:p>
          </table:table-cell>
          <table:table-cell office:value-type="string">
            <text:p>rectangle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uth Lawn</text:p>
          </table:table-cell>
          <table:table-cell office:value-type="string">
            <text:p>center</text:p>
          </table:table-cell>
          <table:table-cell office:value-type="string">
            <text:p>rectangl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Old Arts</text:p>
          </table:table-cell>
          <table:table-cell table:style-name="ce1" office:value-type="string">
            <text:p>above</text:p>
          </table:table-cell>
          <table:table-cell table:style-name="ce1" office:value-type="string">
            <text:p>center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string">
            <text:p>Student Union</text:p>
          </table:table-cell>
          <table:table-cell table:style-name="ce1" office:value-type="string">
            <text:p>above</text:p>
          </table:table-cell>
          <table:table-cell table:style-name="ce1" office:value-type="string">
            <text:p>center</text:p>
          </table:table-cell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2"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ports centre</text:p>
          </table:table-cell>
          <table:table-cell office:value-type="string">
            <text:p>on top</text:p>
          </table:table-cell>
          <table:table-cell office:value-type="string">
            <text:p>rectangle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mall rectangle</text:p>
          </table:table-cell>
          <table:table-cell office:value-type="string">
            <text:p>below</text:p>
          </table:table-cell>
          <table:table-cell office:value-type="string">
            <text:p>rectangle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rattan Street</text:p>
          </table:table-cell>
          <table:table-cell office:value-type="string">
            <text:p>between</text:p>
          </table:table-cell>
          <table:table-cell office:value-type="string">
            <text:p>rectangle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rattan Street</text:p>
          </table:table-cell>
          <table:table-cell office:value-type="string">
            <text:p>between</text:p>
          </table:table-cell>
          <table:table-cell office:value-type="string">
            <text:p>small rectangle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w Department</text:p>
          </table:table-cell>
          <table:table-cell office:value-type="string">
            <text:p>i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mmerce Department</text:p>
          </table:table-cell>
          <table:table-cell office:value-type="string">
            <text:p>i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</table:table>
      <table:table table:name="D2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Entrance</text:p>
          </table:table-cell>
          <table:table-cell table:style-name="ce3" office:value-type="string">
            <text:p>along</text:p>
          </table:table-cell>
          <table:table-cell table:style-name="ce3" office:value-type="string">
            <text:p>Grattan Street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versity square</text:p>
          </table:table-cell>
          <table:table-cell office:value-type="string">
            <text:p>across 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versity square</text:p>
          </table:table-cell>
          <table:table-cell office:value-type="string">
            <text:p>across 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lcome banner building</text:p>
          </table:table-cell>
          <table:table-cell office:value-type="string">
            <text:p>into 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uth Lawn</text:p>
          </table:table-cell>
          <table:table-cell office:value-type="string">
            <text:p>straight up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ld Quad</text:p>
          </table:table-cell>
          <table:table-cell office:value-type="string">
            <text:p>on 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ld Quad</text:p>
          </table:table-cell>
          <table:table-cell office:value-type="string">
            <text:p>straight 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Bailleu Library</text:p>
          </table:table-cell>
          <table:table-cell table:style-name="ce3" office:value-type="string">
            <text:p>left hand side</text:p>
          </table:table-cell>
          <table:table-cell table:style-name="ce3" office:value-type="string">
            <text:p>South lawn</text:p>
          </table:table-cell>
          <table:table-cell table:style-name="ce3" table:number-columns-repeated="3"/>
          <table:table-cell table:style-name="ce3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Co-Op bookshop</text:p>
          </table:table-cell>
          <table:table-cell table:style-name="ce3" office:value-type="string">
            <text:p>left hand side</text:p>
          </table:table-cell>
          <table:table-cell table:style-name="ce3" office:value-type="string">
            <text:p>South lawn</text:p>
          </table:table-cell>
          <table:table-cell table:style-name="ce3" table:number-columns-repeated="3"/>
          <table:table-cell table:style-name="ce3"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th</text:p>
          </table:table-cell>
          <table:table-cell office:value-type="string">
            <text:p>leads to</text:p>
          </table:table-cell>
          <table:table-cell office:value-type="string">
            <text:p>Bailieu Library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th</text:p>
          </table:table-cell>
          <table:table-cell office:value-type="string">
            <text:p>leads to</text:p>
          </table:table-cell>
          <table:table-cell office:value-type="string">
            <text:p>Co-Op bookshop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quare courtyard</text:p>
          </table:table-cell>
          <table:table-cell office:value-type="string">
            <text:p>into 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FB</text:p>
          </table:table-cell>
          <table:table-cell office:value-type="string">
            <text:p>left</text:p>
          </table:table-cell>
          <table:table-cell office:value-type="string">
            <text:p>Square courtyard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MB</text:p>
          </table:table-cell>
          <table:table-cell office:value-type="string">
            <text:p>right</text:p>
          </table:table-cell>
          <table:table-cell office:value-type="string">
            <text:p>Square courtyard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ilson Hall</text:p>
          </table:table-cell>
          <table:table-cell office:value-type="string">
            <text:p>right</text:p>
          </table:table-cell>
          <table:table-cell office:value-type="string">
            <text:p>Square courtyard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RPB</text:p>
          </table:table-cell>
          <table:table-cell table:style-name="ce3" office:value-type="string">
            <text:p>in front of </text:p>
          </table:table-cell>
          <table:table-cell table:style-name="ce3" office:value-type="string">
            <text:p>Wilson Hall</text:p>
          </table:table-cell>
          <table:table-cell table:style-name="ce3" table:number-columns-repeated="3"/>
          <table:table-cell table:style-name="ce3"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PB </text:p>
          </table:table-cell>
          <table:table-cell office:value-type="string">
            <text:p>adyacent to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P1</text:p>
          </table:table-cell>
          <table:table-cell office:value-type="string">
            <text:p>north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P1</text:p>
          </table:table-cell>
          <table:table-cell office:value-type="string">
            <text:p>left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ports centre</text:p>
          </table:table-cell>
          <table:table-cell office:value-type="string">
            <text:p>right</text:p>
          </table:table-cell>
          <table:table-cell office:value-type="string">
            <text:p>road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eurepaire</text:p>
          </table:table-cell>
          <table:table-cell office:value-type="string">
            <text:p>along</text:p>
          </table:table-cell>
          <table:table-cell office:value-type="string">
            <text:p>road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ports centre</text:p>
          </table:table-cell>
          <table:table-cell office:value-type="string">
            <text:p>right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ports track</text:p>
          </table:table-cell>
          <table:table-cell office:value-type="string">
            <text:p>behind</text:p>
          </table:table-cell>
          <table:table-cell office:value-type="string">
            <text:p>Beaurepaire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orts track </text:p>
          </table:table-cell>
          <table:table-cell office:value-type="string">
            <text:p>behind </text:p>
          </table:table-cell>
          <table:table-cell office:value-type="string">
            <text:p>Sports centre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ootpath</text:p>
          </table:table-cell>
          <table:table-cell office:value-type="string">
            <text:p>right</text:p>
          </table:table-cell>
          <table:table-cell office:value-type="string">
            <text:p>CP2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ootpath</text:p>
          </table:table-cell>
          <table:table-cell office:value-type="string">
            <text:p>into </text:p>
          </table:table-cell>
          <table:table-cell office:value-type="string">
            <text:p>BSB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ootpath</text:p>
          </table:table-cell>
          <table:table-cell office:value-type="string">
            <text:p>turn right into</text:p>
          </table:table-cell>
          <table:table-cell office:value-type="string">
            <text:p>Sports centre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SB</text:p>
          </table:table-cell>
          <table:table-cell office:value-type="string">
            <text:p>into </text:p>
          </table:table-cell>
          <table:table-cell office:value-type="string">
            <text:p>footpath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Faculty of Architecture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BSB</text:p>
          </table:table-cell>
          <table:table-cell table:style-name="ce2" table:number-columns-repeated="3"/>
          <table:table-cell table:style-name="ce2" office:value-type="float" office:value="30">
            <text:p>30</text:p>
          </table:table-cell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BB</text:p>
          </table:table-cell>
          <table:table-cell office:value-type="string">
            <text:p>next to</text:p>
          </table:table-cell>
          <table:table-cell office:value-type="string">
            <text:p>BSB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wo buildings</text:p>
          </table:table-cell>
          <table:table-cell office:value-type="string">
            <text:p>right</text:p>
          </table:table-cell>
          <table:table-cell office:value-type="string">
            <text:p>path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struction site</text:p>
          </table:table-cell>
          <table:table-cell office:value-type="string">
            <text:p>left</text:p>
          </table:table-cell>
          <table:table-cell office:value-type="string">
            <text:p>path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th</text:p>
          </table:table-cell>
          <table:table-cell office:value-type="string">
            <text:p>between</text:p>
          </table:table-cell>
          <table:table-cell office:value-type="string">
            <text:p>two buildings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ath</text:p>
          </table:table-cell>
          <table:table-cell office:value-type="string">
            <text:p>between</text:p>
          </table:table-cell>
          <table:table-cell office:value-type="string">
            <text:p>Construction site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hysic Buildings</text:p>
          </table:table-cell>
          <table:table-cell office:value-type="string">
            <text:p>along</text:p>
          </table:table-cell>
          <table:table-cell office:value-type="string">
            <text:p>path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mall café</text:p>
          </table:table-cell>
          <table:table-cell office:value-type="string">
            <text:p>in front </text:p>
          </table:table-cell>
          <table:table-cell office:value-type="string">
            <text:p>Physic Buildings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mall route</text:p>
          </table:table-cell>
          <table:table-cell office:value-type="string">
            <text:p>out to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afé</text:p>
          </table:table-cell>
          <table:table-cell office:value-type="string">
            <text:p>towards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IPAM</text:p>
          </table:table-cell>
          <table:table-cell office:value-type="string">
            <text:p>right</text:p>
          </table:table-cell>
          <table:table-cell office:value-type="string">
            <text:p>café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tudent information center</text:p>
          </table:table-cell>
          <table:table-cell office:value-type="string">
            <text:p>dow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MB</text:p>
          </table:table-cell>
          <table:table-cell office:value-type="string">
            <text:p>after</text:p>
          </table:table-cell>
          <table:table-cell office:value-type="string">
            <text:p>Student information center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ram station</text:p>
          </table:table-cell>
          <table:table-cell office:value-type="string">
            <text:p>right</text:p>
          </table:table-cell>
          <table:table-cell office:value-type="string">
            <text:p>SMB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niversity map</text:p>
          </table:table-cell>
          <table:table-cell office:value-type="string">
            <text:p>on </text:p>
          </table:table-cell>
          <table:table-cell office:value-type="string">
            <text:p>RPB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1016"/>
        </table:table-row>
      </table:table>
      <table:table table:name="D3" table:style-name="ta3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ttan Street</text:p>
          </table:table-cell>
          <table:table-cell office:value-type="string">
            <text:p>sou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in Alley</text:p>
          </table:table-cell>
          <table:table-cell office:value-type="string">
            <text:p>nor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anston Street</text:p>
          </table:table-cell>
          <table:table-cell office:value-type="string">
            <text:p>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yal Parade</text:p>
          </table:table-cell>
          <table:table-cell office:value-type="string">
            <text:p>we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gineering Buildings</text:p>
          </table:table-cell>
          <table:table-cell office:value-type="string">
            <text:p>south 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ildings</text:p>
          </table:table-cell>
          <table:table-cell office:value-type="string">
            <text:p>along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gineering Student center</text:p>
          </table:table-cell>
          <table:table-cell office:value-type="string">
            <text:p>south 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</table:table>
      <table:table table:name="D4" table:style-name="ta4">
        <office:forms form:automatic-focus="false" form:apply-design-mode="false"/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4" table:default-cell-style-name="ce3"/>
        <table:table-column table:style-name="co1" table:number-columns-repeated="1016" table:default-cell-style-name="Default"/>
        <table:table-row table:style-name="ro1">
          <table:table-cell table:style-name="Default"/>
          <table:table-cell table:style-name="Default" office:value-type="string">
            <text:p>L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RO</text:p>
          </table:table-cell>
          <table:table-cell table:style-name="Default" table:number-columns-repeated="4"/>
          <table:table-cell/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lbourne University</text:p>
          </table:table-cell>
          <table:table-cell office:value-type="string">
            <text:p>north</text:p>
          </table:table-cell>
          <table:table-cell office:value-type="string">
            <text:p>cit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ildings</text:p>
          </table:table-cell>
          <table:table-cell office:value-type="string">
            <text:p>between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ildings</text:p>
          </table:table-cell>
          <table:table-cell office:value-type="string">
            <text:p>betwee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ildings</text:p>
          </table:table-cell>
          <table:table-cell office:value-type="string">
            <text:p>betwee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ildings</text:p>
          </table:table-cell>
          <table:table-cell office:value-type="string">
            <text:p>between</text:p>
          </table:table-cell>
          <table:table-cell office:value-type="string">
            <text:p>Tin Alley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Default" office:value-type="string">
            <text:p>Engineering Buildings</text:p>
          </table:table-cell>
          <table:table-cell table:style-name="Default" office:value-type="string">
            <text:p>between</text:p>
          </table:table-cell>
          <table:table-cell table:style-name="Default" office:value-type="string">
            <text:p>Grattan Street</text:p>
          </table:table-cell>
          <table:table-cell table:style-name="Default" table:number-columns-repeated="3"/>
          <table:table-cell table:style-name="Default" office:value-type="float" office:value="6">
            <text:p>6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 office:value-type="string">
            <text:p>Engineering Buildings</text:p>
          </table:table-cell>
          <table:table-cell table:style-name="Default" office:value-type="string">
            <text:p>between</text:p>
          </table:table-cell>
          <table:table-cell table:style-name="Default" office:value-type="string">
            <text:p>South Lawn</text:p>
          </table:table-cell>
          <table:table-cell table:style-name="Default" table:number-columns-repeated="3"/>
          <table:table-cell table:style-name="Default" office:value-type="float" office:value="7">
            <text:p>7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ngineering Buildings</text:p>
          </table:table-cell>
          <table:table-cell office:value-type="string">
            <text:p>along 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string">
            <text:p>Engineering Buildings</text:p>
          </table:table-cell>
          <table:table-cell office:value-type="string">
            <text:p>near 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ion house</text:p>
          </table:table-cell>
          <table:table-cell office:value-type="string">
            <text:p>centr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ion house</text:p>
          </table:table-cell>
          <table:table-cell office:value-type="string">
            <text:p>next to</text:p>
          </table:table-cell>
          <table:table-cell office:value-type="string">
            <text:p>Old Arts Building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trance</text:p>
          </table:table-cell>
          <table:table-cell office:value-type="string">
            <text:p>in front of</text:p>
          </table:table-cell>
          <table:table-cell office:value-type="string">
            <text:p>Tram station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Default" office:value-type="string">
            <text:p>Entrance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Swanston Street</text:p>
          </table:table-cell>
          <table:table-cell table:style-name="Default" table:number-columns-repeated="3"/>
          <table:table-cell table:style-name="Default"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spelling of St</text:p>
          </table:table-cell>
          <table:table-cell table:number-columns-repeated="1014"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Default" office:value-type="string">
            <text:p>Semi-circle</text:p>
          </table:table-cell>
          <table:table-cell table:style-name="Default" office:value-type="string">
            <text:p>to the top</text:p>
          </table:table-cell>
          <table:table-cell table:style-name="Default" office:value-type="string">
            <text:p>campus</text:p>
          </table:table-cell>
          <table:table-cell table:style-name="Default" table:number-columns-repeated="3"/>
          <table:table-cell table:style-name="Default" office:value-type="float" office:value="14">
            <text:p>14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iversity colleges</text:p>
          </table:table-cell>
          <table:table-cell office:value-type="string">
            <text:p>beyond </text:p>
          </table:table-cell>
          <table:table-cell office:value-type="string">
            <text:p>Tin Alley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Default" office:value-type="string">
            <text:p>University square</text:p>
          </table:table-cell>
          <table:table-cell table:style-name="Default" office:value-type="string">
            <text:p>south</text:p>
          </table:table-cell>
          <table:table-cell table:style-name="Default" office:value-type="string">
            <text:p>Grattan Street</text:p>
          </table:table-cell>
          <table:table-cell table:style-name="Default" table:number-columns-repeated="3"/>
          <table:table-cell table:style-name="Default" office:value-type="float" office:value="16">
            <text:p>16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 office:value-type="string">
            <text:p>Law Department</text:p>
          </table:table-cell>
          <table:table-cell table:style-name="Default" office:value-type="string">
            <text:p>down</text:p>
          </table:table-cell>
          <table:table-cell table:style-name="Default" office:value-type="string">
            <text:p>University square</text:p>
          </table:table-cell>
          <table:table-cell table:style-name="Default" table:number-columns-repeated="3"/>
          <table:table-cell table:style-name="Default" office:value-type="float" office:value="17">
            <text:p>17</text:p>
          </table:table-cell>
          <table:table-cell office:value-type="string">
            <text:p>D</text:p>
          </table:table-cell>
          <table:table-cell table:number-columns-repeated="1015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 office:value-type="string">
            <text:p>Spot</text:p>
          </table:table-cell>
          <table:table-cell table:style-name="Default" office:value-type="string">
            <text:p>down</text:p>
          </table:table-cell>
          <table:table-cell table:style-name="Default" office:value-type="string">
            <text:p>University square</text:p>
          </table:table-cell>
          <table:table-cell table:style-name="Default" table:number-columns-repeated="3"/>
          <table:table-cell table:style-name="Default" office:value-type="float" office:value="18">
            <text:p>18</text:p>
          </table:table-cell>
          <table:table-cell office:value-type="string">
            <text:p>D</text:p>
          </table:table-cell>
          <table:table-cell table:number-columns-repeated="1015"/>
        </table:table-row>
      </table:table>
      <table:table table:name="D5" table:style-name="ta5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0" table:number-columns-repeated="2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anston Street</text:p>
          </table:table-cell>
          <table:table-cell office:value-type="string">
            <text:p>up</text:p>
          </table:table-cell>
          <table:table-cell office:value-type="string">
            <text:p>CP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am stop</text:p>
          </table:table-cell>
          <table:table-cell office:value-type="string">
            <text:p>right side</text:p>
          </table:table-cell>
          <table:table-cell office:value-type="string">
            <text:p>tram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P2</text:p>
          </table:table-cell>
          <table:table-cell office:value-type="string">
            <text:p>left</text:p>
          </table:table-cell>
          <table:table-cell office:value-type="string">
            <text:p>tram sto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mpus</text:p>
          </table:table-cell>
          <table:table-cell office:value-type="string">
            <text:p>down </text:p>
          </table:table-cell>
          <table:table-cell office:value-type="string">
            <text:p>CP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ad</text:p>
          </table:table-cell>
          <table:table-cell office:value-type="string">
            <text:p>into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P3</text:p>
          </table:table-cell>
          <table:table-cell office:value-type="string">
            <text:p>end of</text:p>
          </table:table-cell>
          <table:table-cell office:value-type="string">
            <text:p>road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eps</text:p>
          </table:table-cell>
          <table:table-cell office:value-type="string">
            <text:p>diagonal</text:p>
          </table:table-cell>
          <table:table-cell office:value-type="string">
            <text:p>CP3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lson Hall</text:p>
          </table:table-cell>
          <table:table-cell office:value-type="string">
            <text:p>behind</text:p>
          </table:table-cell>
          <table:table-cell office:value-type="string">
            <text:p>CP4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ilson Hall </text:p>
          </table:table-cell>
          <table:table-cell office:value-type="string">
            <text:p>left </text:p>
          </table:table-cell>
          <table:table-cell office:value-type="string">
            <text:p>CP4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ld Quad</text:p>
          </table:table-cell>
          <table:table-cell office:value-type="string">
            <text:p>in front </text:p>
          </table:table-cell>
          <table:table-cell office:value-type="string">
            <text:p>steps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ld Quad</text:p>
          </table:table-cell>
          <table:table-cell office:value-type="string">
            <text:p>left</text:p>
          </table:table-cell>
          <table:table-cell office:value-type="string">
            <text:p>steps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ion House</text:p>
          </table:table-cell>
          <table:table-cell office:value-type="string">
            <text:p>on other side</text:p>
          </table:table-cell>
          <table:table-cell office:value-type="string">
            <text:p>Square courtyard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uilding</text:p>
          </table:table-cell>
          <table:table-cell office:value-type="string">
            <text:p>in front </text:p>
          </table:table-cell>
          <table:table-cell office:value-type="string">
            <text:p>steps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lleges</text:p>
          </table:table-cell>
          <table:table-cell office:value-type="string">
            <text:p>north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uth Lawn</text:p>
          </table:table-cell>
          <table:table-cell office:value-type="string">
            <text:p>other side of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outh Lawn</text:p>
          </table:table-cell>
          <table:table-cell office:value-type="string">
            <text:p>other side of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uth Lawn</text:p>
          </table:table-cell>
          <table:table-cell office:value-type="string">
            <text:p>other side of</text:p>
          </table:table-cell>
          <table:table-cell office:value-type="string">
            <text:p>other buildings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outh Lawn</text:p>
          </table:table-cell>
          <table:table-cell office:value-type="string">
            <text:p>surrounded by</text:p>
          </table:table-cell>
          <table:table-cell office:value-type="string">
            <text:p>buildings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nes</text:p>
          </table:table-cell>
          <table:table-cell office:value-type="string">
            <text:p>between </text:p>
          </table:table-cell>
          <table:table-cell office:value-type="string">
            <text:p>buildings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uilding</text:p>
          </table:table-cell>
          <table:table-cell office:value-type="string">
            <text:p>south 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ailleu Library</text:p>
          </table:table-cell>
          <table:table-cell office:value-type="string">
            <text:p>south 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ailleu Library</text:p>
          </table:table-cell>
          <table:table-cell office:value-type="string">
            <text:p>exit off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rattan Street</text:p>
          </table:table-cell>
          <table:table-cell office:value-type="string">
            <text:p>straight accrsoss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ngineering Buildings</text:p>
          </table:table-cell>
          <table:table-cell office:value-type="string">
            <text:p>left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niversity square</text:p>
          </table:table-cell>
          <table:table-cell office:value-type="string">
            <text:p>across 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w Department</text:p>
          </table:table-cell>
          <table:table-cell office:value-type="string">
            <text:p>end of</text:p>
          </table:table-cell>
          <table:table-cell office:value-type="string">
            <text:p>University square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wanston Street</text:p>
          </table:table-cell>
          <table:table-cell office:value-type="string">
            <text:p>turn left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888 building</text:p>
          </table:table-cell>
          <table:table-cell office:value-type="string">
            <text:p>left 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ram stop</text:p>
          </table:table-cell>
          <table:table-cell office:value-type="string">
            <text:p>left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016"/>
        </table:table-row>
      </table:table>
      <table:table table:name="D6" table:style-name="ta6">
        <office:forms form:automatic-focus="false" form:apply-design-mode="false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Tram line</text:p>
          </table:table-cell>
          <table:table-cell table:style-name="ce4" office:value-type="string">
            <text:p>across</text:p>
          </table:table-cell>
          <table:table-cell table:style-name="ce4" office:value-type="string">
            <text:p>Swanston Street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mpus </text:p>
          </table:table-cell>
          <table:table-cell office:value-type="string">
            <text:p>close</text:p>
          </table:table-cell>
          <table:table-cell office:value-type="string">
            <text:p>Melbourne Women Hospita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Indirect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mpus </text:p>
          </table:table-cell>
          <table:table-cell office:value-type="string">
            <text:p>close</text:p>
          </table:table-cell>
          <table:table-cell office:value-type="string">
            <text:p>KFC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Indirect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University Square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Grattan Street</text:p>
          </table:table-cell>
          <table:table-cell table:style-name="ce3" table:number-columns-repeated="3"/>
          <table:table-cell table:style-name="ce3" office:value-type="float" office:value="4">
            <text:p>4</text:p>
          </table:table-cell>
          <table:table-cell office:value-type="string">
            <text:p>S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iversity Square</text:p>
          </table:table-cell>
          <table:table-cell office:value-type="string">
            <text:p>opposite</text:p>
          </table:table-cell>
          <table:table-cell office:value-type="string">
            <text:p>Engineering Buildings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StanfordP error</text:p>
          </table:table-cell>
          <table:table-cell/>
          <table:table-cell office:value-type="string">
            <text:p>opposite identified as noun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attan Street</text:p>
          </table:table-cell>
          <table:table-cell office:value-type="string">
            <text:p>opposite</text:p>
          </table:table-cell>
          <table:table-cell office:value-type="string">
            <text:p>Engineering Buildings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string">
            <text:p>StanfordP error</text:p>
          </table:table-cell>
          <table:table-cell/>
          <table:table-cell office:value-type="string">
            <text:p>opposite identified as noun</text:p>
          </table:table-cell>
          <table:table-cell table:number-columns-repeated="1012"/>
        </table:table-row>
      </table:table>
      <table:table table:name="D7" table:style-name="ta7">
        <office:forms form:automatic-focus="false" form:apply-design-mode="false"/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linders Street tram station</text:p>
          </table:table-cell>
          <table:table-cell office:value-type="string">
            <text:p>o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lbourne Central tram station</text:p>
          </table:table-cell>
          <table:table-cell office:value-type="string">
            <text:p>o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am</text:p>
          </table:table-cell>
          <table:table-cell office:value-type="string">
            <text:p>along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versity Melbourne</text:p>
          </table:table-cell>
          <table:table-cell office:value-type="string">
            <text:p>north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partment buildings</text:p>
          </table:table-cell>
          <table:table-cell office:value-type="string">
            <text:p>in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istorical buildings </text:p>
          </table:table-cell>
          <table:table-cell office:value-type="string">
            <text:p>in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</table:table>
      <table:table table:name="D8" table:style-name="ta8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tes</text:p>
          </table:table-cell>
          <table:table-cell office:value-type="string">
            <text:p>along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tes</text:p>
          </table:table-cell>
          <table:table-cell office:value-type="string">
            <text:p>along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tes</text:p>
          </table:table-cell>
          <table:table-cell office:value-type="string">
            <text:p>along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ntrance</text:p>
          </table:table-cell>
          <table:table-cell office:value-type="string">
            <text:p>i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trance</text:p>
          </table:table-cell>
          <table:table-cell office:value-type="string">
            <text:p>opposite</text:p>
          </table:table-cell>
          <table:table-cell office:value-type="string">
            <text:p>University square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lcome sign</text:p>
          </table:table-cell>
          <table:table-cell office:value-type="string">
            <text:p>north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BD</text:p>
          </table:table-cell>
          <table:table-cell office:value-type="string">
            <text:p>south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ngineering Buildings</text:p>
          </table:table-cell>
          <table:table-cell office:value-type="string">
            <text:p>in front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gineering Buildings</text:p>
          </table:table-cell>
          <table:table-cell office:value-type="string">
            <text:p>right 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irs</text:p>
          </table:table-cell>
          <table:table-cell office:value-type="string">
            <text:p>straigh ahead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uth lawn</text:p>
          </table:table-cell>
          <table:table-cell office:value-type="string">
            <text:p>up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uth lawn</text:p>
          </table:table-cell>
          <table:table-cell office:value-type="string">
            <text:p>straigh ahead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ld Arts</text:p>
          </table:table-cell>
          <table:table-cell office:value-type="string">
            <text:p>up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ld Arts</text:p>
          </table:table-cell>
          <table:table-cell office:value-type="string">
            <text:p>straigh ahead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hree paths</text:p>
          </table:table-cell>
          <table:table-cell office:value-type="string">
            <text:p>center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illeu Library</text:p>
          </table:table-cell>
          <table:table-cell office:value-type="string">
            <text:p>left</text:p>
          </table:table-cell>
          <table:table-cell office:value-type="string">
            <text:p>CP1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chool of Arts</text:p>
          </table:table-cell>
          <table:table-cell office:value-type="string">
            <text:p>left</text:p>
          </table:table-cell>
          <table:table-cell office:value-type="string">
            <text:p>CP1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Zoology</text:p>
          </table:table-cell>
          <table:table-cell office:value-type="string">
            <text:p>left</text:p>
          </table:table-cell>
          <table:table-cell office:value-type="string">
            <text:p>CP1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otany</text:p>
          </table:table-cell>
          <table:table-cell office:value-type="string">
            <text:p>left</text:p>
          </table:table-cell>
          <table:table-cell office:value-type="string">
            <text:p>CP1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P2</text:p>
          </table:table-cell>
          <table:table-cell office:value-type="string">
            <text:p>behind </text:p>
          </table:table-cell>
          <table:table-cell office:value-type="string">
            <text:p>library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dicine School</text:p>
          </table:table-cell>
          <table:table-cell office:value-type="string">
            <text:p>from</text:p>
          </table:table-cell>
          <table:table-cell office:value-type="string">
            <text:p>CP2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oyal Parade</text:p>
          </table:table-cell>
          <table:table-cell office:value-type="string">
            <text:p>left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ntrance to Medicine</text:p>
          </table:table-cell>
          <table:table-cell office:value-type="string">
            <text:p>i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ntrance to Medicine</text:p>
          </table:table-cell>
          <table:table-cell office:value-type="string">
            <text:p>close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ld Arts</text:p>
          </table:table-cell>
          <table:table-cell office:value-type="string">
            <text:p>middle</text:p>
          </table:table-cell>
          <table:table-cell office:value-type="string">
            <text:p>CP3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ld style corridor</text:p>
          </table:table-cell>
          <table:table-cell office:value-type="string">
            <text:p>middle</text:p>
          </table:table-cell>
          <table:table-cell office:value-type="string">
            <text:p>CP3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mellias garden</text:p>
          </table:table-cell>
          <table:table-cell office:value-type="string">
            <text:p>in</text:p>
          </table:table-cell>
          <table:table-cell office:value-type="string">
            <text:p>Old style corridor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nion House</text:p>
          </table:table-cell>
          <table:table-cell office:value-type="string">
            <text:p>beyond</text:p>
          </table:table-cell>
          <table:table-cell office:value-type="string">
            <text:p>Old style corridor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P4</text:p>
          </table:table-cell>
          <table:table-cell office:value-type="string">
            <text:p>through 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port centre</text:p>
          </table:table-cell>
          <table:table-cell office:value-type="string">
            <text:p>north</text:p>
          </table:table-cell>
          <table:table-cell office:value-type="string">
            <text:p>CP4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wimming pool</text:p>
          </table:table-cell>
          <table:table-cell office:value-type="string">
            <text:p>in</text:p>
          </table:table-cell>
          <table:table-cell office:value-type="string">
            <text:p>Sport centre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ym </text:p>
          </table:table-cell>
          <table:table-cell office:value-type="string">
            <text:p>in</text:p>
          </table:table-cell>
          <table:table-cell office:value-type="string">
            <text:p>Sport centre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thletic tracks</text:p>
          </table:table-cell>
          <table:table-cell office:value-type="string">
            <text:p>in</text:p>
          </table:table-cell>
          <table:table-cell office:value-type="string">
            <text:p>Sport centre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dministration building</text:p>
          </table:table-cell>
          <table:table-cell office:value-type="string">
            <text:p>surrounds</text:p>
          </table:table-cell>
          <table:table-cell office:value-type="string">
            <text:p>small square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mmerce department</text:p>
          </table:table-cell>
          <table:table-cell office:value-type="string">
            <text:p>surrounds</text:p>
          </table:table-cell>
          <table:table-cell office:value-type="string">
            <text:p>small square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tudent services building</text:p>
          </table:table-cell>
          <table:table-cell office:value-type="string">
            <text:p>surrounds</text:p>
          </table:table-cell>
          <table:table-cell office:value-type="string">
            <text:p>small square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th</text:p>
          </table:table-cell>
          <table:table-cell office:value-type="string">
            <text:p>right </text:p>
          </table:table-cell>
          <table:table-cell office:value-type="string">
            <text:p>CP5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gineering Buildings</text:p>
          </table:table-cell>
          <table:table-cell office:value-type="string">
            <text:p>straight</text:p>
          </table:table-cell>
          <table:table-cell office:value-type="string">
            <text:p>CP5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ERC Library</text:p>
          </table:table-cell>
          <table:table-cell table:style-name="ce2" office:value-type="string">
            <text:p>straight</text:p>
          </table:table-cell>
          <table:table-cell table:style-name="ce2" office:value-type="string">
            <text:p>CP5</text:p>
          </table:table-cell>
          <table:table-cell table:style-name="ce2" table:number-columns-repeated="3"/>
          <table:table-cell table:style-name="ce2" office:value-type="float" office:value="39">
            <text:p>39</text:p>
          </table:table-cell>
          <table:table-cell table:style-name="ce2"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ibrary entrance</text:p>
          </table:table-cell>
          <table:table-cell office:value-type="string">
            <text:p>opposite face</text:p>
          </table:table-cell>
          <table:table-cell office:value-type="string">
            <text:p>ERC Library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CP6</text:p>
          </table:table-cell>
          <table:table-cell table:style-name="ce2" office:value-type="string">
            <text:p>to </text:p>
          </table:table-cell>
          <table:table-cell table:style-name="ce2" office:value-type="string">
            <text:p>Swanston Street</text:p>
          </table:table-cell>
          <table:table-cell table:style-name="ce2" table:number-columns-repeated="3"/>
          <table:table-cell table:style-name="ce2" office:value-type="float" office:value="41">
            <text:p>41</text:p>
          </table:table-cell>
          <table:table-cell table:style-name="ce2"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ther schools </text:p>
          </table:table-cell>
          <table:table-cell office:value-type="string">
            <text:p>around</text:p>
          </table:table-cell>
          <table:table-cell office:value-type="string">
            <text:p>University square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Law Department</text:p>
          </table:table-cell>
          <table:table-cell office:value-type="string">
            <text:p>around</text:p>
          </table:table-cell>
          <table:table-cell office:value-type="string">
            <text:p>University square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1016"/>
        </table:table-row>
      </table:table>
      <table:table table:name="D9" table:style-name="ta9">
        <office:forms form:automatic-focus="false" form:apply-design-mode="false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anston Street</text:p>
          </table:table-cell>
          <table:table-cell office:value-type="string">
            <text:p>via</text:p>
          </table:table-cell>
          <table:table-cell office:value-type="string">
            <text:p>CP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lbourne tram station</text:p>
          </table:table-cell>
          <table:table-cell office:value-type="string">
            <text:p>i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P2</text:p>
          </table:table-cell>
          <table:table-cell office:value-type="string">
            <text:p>east</text:p>
          </table:table-cell>
          <table:table-cell office:value-type="string">
            <text:p>CP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B</text:p>
          </table:table-cell>
          <table:table-cell office:value-type="string">
            <text:p>in</text:p>
          </table:table-cell>
          <table:table-cell office:value-type="string">
            <text:p>CP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all gatehouse</text:p>
          </table:table-cell>
          <table:table-cell office:value-type="string">
            <text:p>in</text:p>
          </table:table-cell>
          <table:table-cell office:value-type="string">
            <text:p>CP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HB</text:p>
          </table:table-cell>
          <table:table-cell office:value-type="string">
            <text:p>left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P4</text:p>
          </table:table-cell>
          <table:table-cell office:value-type="string">
            <text:p>end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ir</text:p>
          </table:table-cell>
          <table:table-cell office:value-type="string">
            <text:p>straight</text:p>
          </table:table-cell>
          <table:table-cell office:value-type="string">
            <text:p>CP4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all alley</text:p>
          </table:table-cell>
          <table:table-cell office:value-type="string">
            <text:p>right</text:p>
          </table:table-cell>
          <table:table-cell office:value-type="string">
            <text:p>CP5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ngineering buildings</text:p>
          </table:table-cell>
          <table:table-cell office:value-type="string">
            <text:p>left</text:p>
          </table:table-cell>
          <table:table-cell office:value-type="string">
            <text:p>CP5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ingpost</text:p>
          </table:table-cell>
          <table:table-cell office:value-type="string">
            <text:p>in front</text:p>
          </table:table-cell>
          <table:table-cell office:value-type="string">
            <text:p>CP5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sabled persons path</text:p>
          </table:table-cell>
          <table:table-cell office:value-type="string">
            <text:p>right</text:p>
          </table:table-cell>
          <table:table-cell office:value-type="string">
            <text:p>CP6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isabled persons path</text:p>
          </table:table-cell>
          <table:table-cell office:value-type="string">
            <text:p>to</text:p>
          </table:table-cell>
          <table:table-cell office:value-type="string">
            <text:p>Engineering student center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</table:table>
      <table:table table:name="D10" table:style-name="ta10">
        <office:forms form:automatic-focus="false" form:apply-design-mode="false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pus</text:p>
          </table:table-cell>
          <table:table-cell office:value-type="string">
            <text:p>left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B</text:p>
          </table:table-cell>
          <table:table-cell office:value-type="string">
            <text:p>left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trance</text:p>
          </table:table-cell>
          <table:table-cell office:value-type="string">
            <text:p>beside</text:p>
          </table:table-cell>
          <table:table-cell office:value-type="string">
            <text:p>SMB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lson Hall</text:p>
          </table:table-cell>
          <table:table-cell office:value-type="string">
            <text:p>end</text:p>
          </table:table-cell>
          <table:table-cell office:value-type="string">
            <text:p>roa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airs</text:p>
          </table:table-cell>
          <table:table-cell office:value-type="string">
            <text:p>right</text:p>
          </table:table-cell>
          <table:table-cell office:value-type="string">
            <text:p>road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th</text:p>
          </table:table-cell>
          <table:table-cell office:value-type="string">
            <text:p>up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ion House</text:p>
          </table:table-cell>
          <table:table-cell office:value-type="string">
            <text:p>straight ahead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irs</text:p>
          </table:table-cell>
          <table:table-cell office:value-type="string">
            <text:p>left</text:p>
          </table:table-cell>
          <table:table-cell office:value-type="string">
            <text:p>road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uth Lawn</text:p>
          </table:table-cell>
          <table:table-cell office:value-type="string">
            <text:p>up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illeu Library</text:p>
          </table:table-cell>
          <table:table-cell office:value-type="string">
            <text:p>straight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illeu Library</text:p>
          </table:table-cell>
          <table:table-cell office:value-type="string">
            <text:p>down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-op bookshop</text:p>
          </table:table-cell>
          <table:table-cell office:value-type="string">
            <text:p>beside</text:p>
          </table:table-cell>
          <table:table-cell office:value-type="string">
            <text:p>Bailleu Library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</table:table>
      <table:table table:name="D11" table:style-name="ta11">
        <office:forms form:automatic-focus="false" form:apply-design-mode="false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lbourne University</text:p>
          </table:table-cell>
          <table:table-cell office:value-type="string">
            <text:p>north</text:p>
          </table:table-cell>
          <table:table-cell office:value-type="string">
            <text:p>CB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lbourne University</text:p>
          </table:table-cell>
          <table:table-cell office:value-type="string">
            <text:p>along 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lbourne University</text:p>
          </table:table-cell>
          <table:table-cell office:value-type="string">
            <text:p>north</text:p>
          </table:table-cell>
          <table:table-cell office:value-type="string">
            <text:p>Melbourne Central tram station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lbourne University</text:p>
          </table:table-cell>
          <table:table-cell office:value-type="string">
            <text:p>left </text:p>
          </table:table-cell>
          <table:table-cell office:value-type="string">
            <text:p>tram station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trance</text:p>
          </table:table-cell>
          <table:table-cell office:value-type="string">
            <text:p>on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nash Road</text:p>
          </table:table-cell>
          <table:table-cell office:value-type="string">
            <text:p>east sid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BB</text:p>
          </table:table-cell>
          <table:table-cell office:value-type="string">
            <text:p>down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ld Geology</text:p>
          </table:table-cell>
          <table:table-cell office:value-type="string">
            <text:p>down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ld Geology</text:p>
          </table:table-cell>
          <table:table-cell office:value-type="string">
            <text:p>right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ducation Faculty</text:p>
          </table:table-cell>
          <table:table-cell office:value-type="string">
            <text:p>down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ducation Faculty</text:p>
          </table:table-cell>
          <table:table-cell office:value-type="string">
            <text:p>left 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nash Road</text:p>
          </table:table-cell>
          <table:table-cell office:value-type="string">
            <text:p>between</text:p>
          </table:table-cell>
          <table:table-cell office:value-type="string">
            <text:p>Old Geology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onash Road</text:p>
          </table:table-cell>
          <table:table-cell office:value-type="string">
            <text:p>between</text:p>
          </table:table-cell>
          <table:table-cell office:value-type="string">
            <text:p>Education Faculty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lson Hall</text:p>
          </table:table-cell>
          <table:table-cell office:value-type="string">
            <text:p>at the end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uth Lawn</text:p>
          </table:table-cell>
          <table:table-cell office:value-type="string">
            <text:p>beyond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illeu Library</text:p>
          </table:table-cell>
          <table:table-cell office:value-type="string">
            <text:p>down west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ld Arts</text:p>
          </table:table-cell>
          <table:table-cell office:value-type="string">
            <text:p>around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ld Quad</text:p>
          </table:table-cell>
          <table:table-cell office:value-type="string">
            <text:p>aron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nion House</text:p>
          </table:table-cell>
          <table:table-cell office:value-type="string">
            <text:p>north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ports center</text:p>
          </table:table-cell>
          <table:table-cell office:value-type="string">
            <text:p>north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esidential colleges</text:p>
          </table:table-cell>
          <table:table-cell office:value-type="string">
            <text:p>north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esidential colleges</text:p>
          </table:table-cell>
          <table:table-cell office:value-type="string">
            <text:p>around</text:p>
          </table:table-cell>
          <table:table-cell office:value-type="string">
            <text:p>Sports center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ngineering Buildings</text:p>
          </table:table-cell>
          <table:table-cell office:value-type="string">
            <text:p>south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ld Engineering</text:p>
          </table:table-cell>
          <table:table-cell office:value-type="string">
            <text:p>south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edicine Building</text:p>
          </table:table-cell>
          <table:table-cell office:value-type="string">
            <text:p>south-west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edicine Building</text:p>
          </table:table-cell>
          <table:table-cell office:value-type="string">
            <text:p>end</text:p>
          </table:table-cell>
          <table:table-cell office:value-type="string">
            <text:p>road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rownless Biomedical Library</text:p>
          </table:table-cell>
          <table:table-cell office:value-type="string">
            <text:p>south-west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Brownless Biomedical Library</text:p>
          </table:table-cell>
          <table:table-cell office:value-type="string">
            <text:p>end</text:p>
          </table:table-cell>
          <table:table-cell office:value-type="string">
            <text:p>road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tudent administration</text:p>
          </table:table-cell>
          <table:table-cell office:value-type="string">
            <text:p>south-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RC Library</text:p>
          </table:table-cell>
          <table:table-cell office:value-type="string">
            <text:p>south-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1888 building</text:p>
          </table:table-cell>
          <table:table-cell office:value-type="string">
            <text:p>south-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mmerce Department</text:p>
          </table:table-cell>
          <table:table-cell office:value-type="string">
            <text:p>south 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aw Department</text:p>
          </table:table-cell>
          <table:table-cell office:value-type="string">
            <text:p>sou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mmerce Department</text:p>
          </table:table-cell>
          <table:table-cell office:value-type="string">
            <text:p>beyond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aw Department</text:p>
          </table:table-cell>
          <table:table-cell office:value-type="string">
            <text:p>beyond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mmerce Department</text:p>
          </table:table-cell>
          <table:table-cell office:value-type="string">
            <text:p>in</text:p>
          </table:table-cell>
          <table:table-cell office:value-type="string">
            <text:p>University Square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aw Department</text:p>
          </table:table-cell>
          <table:table-cell office:value-type="string">
            <text:p>in</text:p>
          </table:table-cell>
          <table:table-cell office:value-type="string">
            <text:p>University Square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niversity Square</text:p>
          </table:table-cell>
          <table:table-cell office:value-type="string">
            <text:p>sou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niversity Square</text:p>
          </table:table-cell>
          <table:table-cell office:value-type="string">
            <text:p>beyond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aw Department</text:p>
          </table:table-cell>
          <table:table-cell office:value-type="string">
            <text:p>south </text:p>
          </table:table-cell>
          <table:table-cell office:value-type="string">
            <text:p>University Square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T Department</text:p>
          </table:table-cell>
          <table:table-cell office:value-type="string">
            <text:p>west</text:p>
          </table:table-cell>
          <table:table-cell office:value-type="string">
            <text:p>Law Department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pot</text:p>
          </table:table-cell>
          <table:table-cell office:value-type="string">
            <text:p>west</text:p>
          </table:table-cell>
          <table:table-cell office:value-type="string">
            <text:p>Law Department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pot</text:p>
          </table:table-cell>
          <table:table-cell office:value-type="string">
            <text:p>behind</text:p>
          </table:table-cell>
          <table:table-cell office:value-type="string">
            <text:p>Law Department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1016"/>
        </table:table-row>
      </table:table>
      <table:table table:name="D12" table:style-name="ta12">
        <office:forms form:automatic-focus="false" form:apply-design-mode="false"/>
        <table:table-column table:style-name="co1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lbourne University</text:p>
          </table:table-cell>
          <table:table-cell office:value-type="string">
            <text:p>from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versity</text:p>
          </table:table-cell>
          <table:table-cell office:value-type="string">
            <text:p>through 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versity</text:p>
          </table:table-cell>
          <table:table-cell office:value-type="string">
            <text:p>through 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ystem gardens</text:p>
          </table:table-cell>
          <table:table-cell office:value-type="string">
            <text:p>towards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uth Lawn</text:p>
          </table:table-cell>
          <table:table-cell office:value-type="string">
            <text:p>centre</text:p>
          </table:table-cell>
          <table:table-cell office:value-type="string">
            <text:p>Melbourne University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ion House</text:p>
          </table:table-cell>
          <table:table-cell office:value-type="string">
            <text:p>through </text:p>
          </table:table-cell>
          <table:table-cell office:value-type="string">
            <text:p>Old Art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ion House</text:p>
          </table:table-cell>
          <table:table-cell office:value-type="string">
            <text:p>next to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</table:table>
      <table:table table:name="D13" table:style-name="ta13">
        <office:forms form:automatic-focus="false" form:apply-design-mode="false"/>
        <table:table-column table:style-name="co1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ion House</text:p>
          </table:table-cell>
          <table:table-cell office:value-type="string">
            <text:p>nor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ort center</text:p>
          </table:table-cell>
          <table:table-cell office:value-type="string">
            <text:p>behind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illeu Library</text:p>
          </table:table-cell>
          <table:table-cell office:value-type="string">
            <text:p>we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ld Arts</text:p>
          </table:table-cell>
          <table:table-cell office:value-type="string">
            <text:p>we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ther buildings</text:p>
          </table:table-cell>
          <table:table-cell office:value-type="string">
            <text:p>we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th Lawn</text:p>
          </table:table-cell>
          <table:table-cell office:value-type="string">
            <text:p>center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MB</text:p>
          </table:table-cell>
          <table:table-cell office:value-type="string">
            <text:p>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HB</text:p>
          </table:table-cell>
          <table:table-cell office:value-type="string">
            <text:p>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B</text:p>
          </table:table-cell>
          <table:table-cell office:value-type="string">
            <text:p>along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HB</text:p>
          </table:table-cell>
          <table:table-cell office:value-type="string">
            <text:p>along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oute</text:p>
          </table:table-cell>
          <table:table-cell office:value-type="string">
            <text:p>along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rattan Street</text:p>
          </table:table-cell>
          <table:table-cell office:value-type="string">
            <text:p>sou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</table:table>
      <table:table table:name="D14" table:style-name="ta14">
        <office:forms form:automatic-focus="false" form:apply-design-mode="false"/>
        <table:table-column table:style-name="co1" table:default-cell-style-name="Default"/>
        <table:table-column table:style-name="co41" table:default-cell-style-name="Default"/>
        <table:table-column table:style-name="co1" table:default-cell-style-name="Default"/>
        <table:table-column table:style-name="co42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uth Lawn</text:p>
          </table:table-cell>
          <table:table-cell office:value-type="string">
            <text:p>middl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illeu Library</text:p>
          </table:table-cell>
          <table:table-cell office:value-type="string">
            <text:p>west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ld Quad</text:p>
          </table:table-cell>
          <table:table-cell office:value-type="string">
            <text:p>north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lson Hall</text:p>
          </table:table-cell>
          <table:table-cell office:value-type="string">
            <text:p>east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attan Street</text:p>
          </table:table-cell>
          <table:table-cell office:value-type="string">
            <text:p>south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wanston Street</text:p>
          </table:table-cell>
          <table:table-cell office:value-type="string">
            <text:p>est sid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am station</text:p>
          </table:table-cell>
          <table:table-cell office:value-type="string">
            <text:p>in 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ion House</text:p>
          </table:table-cell>
          <table:table-cell office:value-type="string">
            <text:p>north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P1</text:p>
          </table:table-cell>
          <table:table-cell office:value-type="string">
            <text:p>through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ion House</text:p>
          </table:table-cell>
          <table:table-cell office:value-type="string">
            <text:p>north</text:p>
          </table:table-cell>
          <table:table-cell office:value-type="string">
            <text:p>CP1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ical Building</text:p>
          </table:table-cell>
          <table:table-cell office:value-type="string">
            <text:p>south we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gineering Building</text:p>
          </table:table-cell>
          <table:table-cell office:value-type="string">
            <text:p>south 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</table:table>
      <table:table table:name="D15" table:style-name="ta15">
        <office:forms form:automatic-focus="false" form:apply-design-mode="false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w Department</text:p>
          </table:table-cell>
          <table:table-cell office:value-type="string">
            <text:p>sou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merce Department</text:p>
          </table:table-cell>
          <table:table-cell office:value-type="string">
            <text:p>sou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siness Building</text:p>
          </table:table-cell>
          <table:table-cell office:value-type="string">
            <text:p>sou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attan Street</text:p>
          </table:table-cell>
          <table:table-cell office:value-type="string">
            <text:p>sou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wanston Street</text:p>
          </table:table-cell>
          <table:table-cell office:value-type="string">
            <text:p>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lizabeth Street</text:p>
          </table:table-cell>
          <table:table-cell office:value-type="string">
            <text:p>we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lleges</text:p>
          </table:table-cell>
          <table:table-cell office:value-type="string">
            <text:p>nor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ram station</text:p>
          </table:table-cell>
          <table:table-cell office:value-type="string">
            <text:p>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ram station</text:p>
          </table:table-cell>
          <table:table-cell office:value-type="string">
            <text:p>in 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hysics Buildings</text:p>
          </table:table-cell>
          <table:table-cell office:value-type="string">
            <text:p>west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BB</text:p>
          </table:table-cell>
          <table:table-cell office:value-type="string">
            <text:p>north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MB</text:p>
          </table:table-cell>
          <table:table-cell office:value-type="string">
            <text:p>middle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rts Buildings</text:p>
          </table:table-cell>
          <table:table-cell office:value-type="string">
            <text:p>middle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ience Faculty Buildings</text:p>
          </table:table-cell>
          <table:table-cell office:value-type="string">
            <text:p>west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ngineering Buildings</text:p>
          </table:table-cell>
          <table:table-cell office:value-type="string">
            <text:p>south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ion House</text:p>
          </table:table-cell>
          <table:table-cell office:value-type="string">
            <text:p>middl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udent Administration Building</text:p>
          </table:table-cell>
          <table:table-cell office:value-type="string">
            <text:p>middl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ts Buildings</text:p>
          </table:table-cell>
          <table:table-cell office:value-type="string">
            <text:p>middl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uth Lawn</text:p>
          </table:table-cell>
          <table:table-cell office:value-type="string">
            <text:p>south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outh Lawn</text:p>
          </table:table-cell>
          <table:table-cell office:value-type="string">
            <text:p>south</text:p>
          </table:table-cell>
          <table:table-cell office:value-type="string">
            <text:p>Student Administration Building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outh Lawn</text:p>
          </table:table-cell>
          <table:table-cell office:value-type="string">
            <text:p>south</text:p>
          </table:table-cell>
          <table:table-cell office:value-type="string">
            <text:p>Arts Building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ailleu Library</text:p>
          </table:table-cell>
          <table:table-cell office:value-type="string">
            <text:p>west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edical Libraries</text:p>
          </table:table-cell>
          <table:table-cell office:value-type="string">
            <text:p>west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ealth Buildings</text:p>
          </table:table-cell>
          <table:table-cell office:value-type="string">
            <text:p>western end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otany Building</text:p>
          </table:table-cell>
          <table:table-cell office:value-type="string">
            <text:p>north</text:p>
          </table:table-cell>
          <table:table-cell office:value-type="string">
            <text:p>western corner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BB</text:p>
          </table:table-cell>
          <table:table-cell office:value-type="string">
            <text:p>middle</text:p>
          </table:table-cell>
          <table:table-cell office:value-type="string">
            <text:p>western corner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in Medical Building</text:p>
          </table:table-cell>
          <table:table-cell office:value-type="string">
            <text:p>south</text:p>
          </table:table-cell>
          <table:table-cell office:value-type="string">
            <text:p>western corner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6"/>
        </table:table-row>
      </table:table>
      <table:table table:name="D16" table:style-name="ta16"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46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MB</text:p>
          </table:table-cell>
          <table:table-cell office:value-type="string">
            <text:p>in</text:p>
          </table:table-cell>
          <table:table-cell office:value-type="string">
            <text:p>ga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uth Lawn</text:p>
          </table:table-cell>
          <table:table-cell office:value-type="string">
            <text:p>pass</text:p>
          </table:table-cell>
          <table:table-cell office:value-type="string">
            <text:p>gat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on House</text:p>
          </table:table-cell>
          <table:table-cell office:value-type="string">
            <text:p>centr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yal Parade</text:p>
          </table:table-cell>
          <table:table-cell office:value-type="string">
            <text:p>via</text:p>
          </table:table-cell>
          <table:table-cell office:value-type="string">
            <text:p>Tin Alley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am Station</text:p>
          </table:table-cell>
          <table:table-cell office:value-type="string">
            <text:p>o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</table:table>
      <table:table table:name="D17" table:style-name="ta17"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pus</text:p>
          </table:table-cell>
          <table:table-cell office:value-type="string">
            <text:p>north</text:p>
          </table:table-cell>
          <table:table-cell office:value-type="string">
            <text:p>CB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</table:table>
      <table:table table:name="D18" table:style-name="ta18"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1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trance</text:p>
          </table:table-cell>
          <table:table-cell office:value-type="string">
            <text:p>opposite</text:p>
          </table:table-cell>
          <table:table-cell office:value-type="string">
            <text:p>Tram station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B</text:p>
          </table:table-cell>
          <table:table-cell office:value-type="string">
            <text:p>left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HB</text:p>
          </table:table-cell>
          <table:table-cell office:value-type="string">
            <text:p>through</text:p>
          </table:table-cell>
          <table:table-cell office:value-type="string">
            <text:p>SMB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RC Library</text:p>
          </table:table-cell>
          <table:table-cell office:value-type="string">
            <text:p>left</text:p>
          </table:table-cell>
          <table:table-cell office:value-type="string">
            <text:p>AHB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TLRC</text:p>
          </table:table-cell>
          <table:table-cell office:value-type="string">
            <text:p>left</text:p>
          </table:table-cell>
          <table:table-cell office:value-type="string">
            <text:p>AHB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BB</text:p>
          </table:table-cell>
          <table:table-cell office:value-type="string">
            <text:p>right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nstruction site</text:p>
          </table:table-cell>
          <table:table-cell office:value-type="string">
            <text:p>right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lson Hall</text:p>
          </table:table-cell>
          <table:table-cell office:value-type="string">
            <text:p>end of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on House</text:p>
          </table:table-cell>
          <table:table-cell office:value-type="string">
            <text:p>turn right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ld Arts</text:p>
          </table:table-cell>
          <table:table-cell office:value-type="string">
            <text:p>turn right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layground</text:p>
          </table:table-cell>
          <table:table-cell office:value-type="string">
            <text:p>turn right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gineering Buildings</text:p>
          </table:table-cell>
          <table:table-cell office:value-type="string">
            <text:p>turn left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ate 10</text:p>
          </table:table-cell>
          <table:table-cell office:value-type="string">
            <text:p>turn left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aw Building</text:p>
          </table:table-cell>
          <table:table-cell office:value-type="string">
            <text:p>opposite</text:p>
          </table:table-cell>
          <table:table-cell office:value-type="string">
            <text:p>Gate 10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mmerce Building</text:p>
          </table:table-cell>
          <table:table-cell office:value-type="string">
            <text:p>opposite</text:p>
          </table:table-cell>
          <table:table-cell office:value-type="string">
            <text:p>Gate 1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outh Lawn</text:p>
          </table:table-cell>
          <table:table-cell office:value-type="string">
            <text:p>through</text:p>
          </table:table-cell>
          <table:table-cell office:value-type="string">
            <text:p>Wilson Road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ailleu Library</text:p>
          </table:table-cell>
          <table:table-cell office:value-type="string">
            <text:p>straight through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ts West Building</text:p>
          </table:table-cell>
          <table:table-cell office:value-type="string">
            <text:p>straight through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ath</text:p>
          </table:table-cell>
          <table:table-cell office:value-type="string">
            <text:p>left</text:p>
          </table:table-cell>
          <table:table-cell office:value-type="string">
            <text:p>Bailleu Library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th</text:p>
          </table:table-cell>
          <table:table-cell office:value-type="string">
            <text:p>left</text:p>
          </table:table-cell>
          <table:table-cell office:value-type="string">
            <text:p>Arts West Building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dical Building</text:p>
          </table:table-cell>
          <table:table-cell office:value-type="string">
            <text:p>right</text:p>
          </table:table-cell>
          <table:table-cell office:value-type="string">
            <text:p>Gate 10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</table:table>
      <table:table table:name="D19" table:style-name="ta19">
        <table:table-column table:style-name="co1" table:default-cell-style-name="Default"/>
        <table:table-column table:style-name="co49" table:default-cell-style-name="Default"/>
        <table:table-column table:style-name="co24" table:default-cell-style-name="Default"/>
        <table:table-column table:style-name="co50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ttan Street</text:p>
          </table:table-cell>
          <table:table-cell office:value-type="string">
            <text:p>between</text:p>
          </table:table-cell>
          <table:table-cell office:value-type="string">
            <text:p>two block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ort center</text:p>
          </table:table-cell>
          <table:table-cell office:value-type="string">
            <text:p>north</text:p>
          </table:table-cell>
          <table:table-cell office:value-type="string">
            <text:p>two blocks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on House</text:p>
          </table:table-cell>
          <table:table-cell office:value-type="string">
            <text:p>north</text:p>
          </table:table-cell>
          <table:table-cell office:value-type="string">
            <text:p>two block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on House</text:p>
          </table:table-cell>
          <table:table-cell office:value-type="string">
            <text:p>south</text:p>
          </table:table-cell>
          <table:table-cell office:value-type="string">
            <text:p>Sport center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sychology</text:p>
          </table:table-cell>
          <table:table-cell office:value-type="string">
            <text:p>in </text:p>
          </table:table-cell>
          <table:table-cell office:value-type="string">
            <text:p>RBB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ysics Building</text:p>
          </table:table-cell>
          <table:table-cell office:value-type="string">
            <text:p>north east</text:p>
          </table:table-cell>
          <table:table-cell office:value-type="string">
            <text:p>two block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ths Building</text:p>
          </table:table-cell>
          <table:table-cell office:value-type="string">
            <text:p>north east</text:p>
          </table:table-cell>
          <table:table-cell office:value-type="string">
            <text:p>two block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ngineering Buildings</text:p>
          </table:table-cell>
          <table:table-cell office:value-type="string">
            <text:p>east</text:p>
          </table:table-cell>
          <table:table-cell office:value-type="string">
            <text:p>two blocks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lleges</text:p>
          </table:table-cell>
          <table:table-cell office:value-type="string">
            <text:p>south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curity offices</text:p>
          </table:table-cell>
          <table:table-cell office:value-type="string">
            <text:p>south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w Department</text:p>
          </table:table-cell>
          <table:table-cell office:value-type="string">
            <text:p>south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iversity Square</text:p>
          </table:table-cell>
          <table:table-cell office:value-type="string">
            <text:p>south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usiness Building</text:p>
          </table:table-cell>
          <table:table-cell office:value-type="string">
            <text:p>south west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T Departmente</text:p>
          </table:table-cell>
          <table:table-cell office:value-type="string">
            <text:p>south west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BB</text:p>
          </table:table-cell>
          <table:table-cell office:value-type="string">
            <text:p>north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icine Building</text:p>
          </table:table-cell>
          <table:table-cell office:value-type="string">
            <text:p>north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BB</text:p>
          </table:table-cell>
          <table:table-cell office:value-type="string">
            <text:p>western side</text:p>
          </table:table-cell>
          <table:table-cell office:value-type="string">
            <text:p>two blocks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edicine Building</text:p>
          </table:table-cell>
          <table:table-cell office:value-type="string">
            <text:p>western side</text:p>
          </table:table-cell>
          <table:table-cell office:value-type="string">
            <text:p>two blocks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FB</text:p>
          </table:table-cell>
          <table:table-cell office:value-type="string">
            <text:p>north west</text:p>
          </table:table-cell>
          <table:table-cell office:value-type="string">
            <text:p>Bailleu Library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dministration</text:p>
          </table:table-cell>
          <table:table-cell office:value-type="string">
            <text:p>in </text:p>
          </table:table-cell>
          <table:table-cell office:value-type="string">
            <text:p>center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</table:table>
      <table:table table:name="D20" table:style-name="ta20">
        <table:table-column table:style-name="co1" table:default-cell-style-name="Default"/>
        <table:table-column table:style-name="co3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pus </text:p>
          </table:table-cell>
          <table:table-cell office:value-type="string">
            <text:p>in </text:p>
          </table:table-cell>
          <table:table-cell office:value-type="string">
            <text:p>rectangl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me buildings</text:p>
          </table:table-cell>
          <table:table-cell office:value-type="string">
            <text:p>over </text:p>
          </table:table-cell>
          <table:table-cell office:value-type="string">
            <text:p>boundaries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er roads</text:p>
          </table:table-cell>
          <table:table-cell office:value-type="string">
            <text:p>inside</text:p>
          </table:table-cell>
          <table:table-cell office:value-type="string">
            <text:p>boundarie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</table:table>
      <table:table table:name="D21" table:style-name="ta21">
        <table:table-column table:style-name="co1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iversity of Melbourne </text:p>
          </table:table-cell>
          <table:table-cell office:value-type="string">
            <text:p>after </text:p>
          </table:table-cell>
          <table:table-cell office:value-type="string">
            <text:p>Tram station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B</text:p>
          </table:table-cell>
          <table:table-cell office:value-type="string">
            <text:p>after </text:p>
          </table:table-cell>
          <table:table-cell office:value-type="string">
            <text:p>Tram station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B</text:p>
          </table:table-cell>
          <table:table-cell office:value-type="string">
            <text:p>left</text:p>
          </table:table-cell>
          <table:table-cell office:value-type="string">
            <text:p>Tram station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versity of Melbourne </text:p>
          </table:table-cell>
          <table:table-cell office:value-type="string">
            <text:p>through</text:p>
          </table:table-cell>
          <table:table-cell office:value-type="string">
            <text:p>SMB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HB</text:p>
          </table:table-cell>
          <table:table-cell office:value-type="string">
            <text:p>right</text:p>
          </table:table-cell>
          <table:table-cell office:value-type="string">
            <text:p>Tram station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curity Office</text:p>
          </table:table-cell>
          <table:table-cell office:value-type="string">
            <text:p>right</text:p>
          </table:table-cell>
          <table:table-cell office:value-type="string">
            <text:p>Tram station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HB</text:p>
          </table:table-cell>
          <table:table-cell office:value-type="string">
            <text:p>straight</text:p>
          </table:table-cell>
          <table:table-cell office:value-type="string">
            <text:p>Security Office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oad</text:p>
          </table:table-cell>
          <table:table-cell office:value-type="string">
            <text:p>between</text:p>
          </table:table-cell>
          <table:table-cell office:value-type="string">
            <text:p>AHB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oad</text:p>
          </table:table-cell>
          <table:table-cell office:value-type="string">
            <text:p>between</text:p>
          </table:table-cell>
          <table:table-cell office:value-type="string">
            <text:p>Old building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struction site</text:p>
          </table:table-cell>
          <table:table-cell office:value-type="string">
            <text:p>after </text:p>
          </table:table-cell>
          <table:table-cell office:value-type="string">
            <text:p>Old building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CB</text:p>
          </table:table-cell>
          <table:table-cell office:value-type="string">
            <text:p>after </text:p>
          </table:table-cell>
          <table:table-cell office:value-type="string">
            <text:p>Construction site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PC</text:p>
          </table:table-cell>
          <table:table-cell office:value-type="string">
            <text:p>behind</text:p>
          </table:table-cell>
          <table:table-cell office:value-type="string">
            <text:p>DCB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in Alley</text:p>
          </table:table-cell>
          <table:table-cell office:value-type="string">
            <text:p>straight ahead</text:p>
          </table:table-cell>
          <table:table-cell office:value-type="string">
            <text:p>IPC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in Alley</text:p>
          </table:table-cell>
          <table:table-cell office:value-type="string">
            <text:p>between</text:p>
          </table:table-cell>
          <table:table-cell office:value-type="string">
            <text:p>sport center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in Alley</text:p>
          </table:table-cell>
          <table:table-cell office:value-type="string">
            <text:p>between</text:p>
          </table:table-cell>
          <table:table-cell office:value-type="string">
            <text:p>Tent-like structure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ood Court</text:p>
          </table:table-cell>
          <table:table-cell office:value-type="string">
            <text:p>inside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rick path</text:p>
          </table:table-cell>
          <table:table-cell office:value-type="string">
            <text:p>right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ld Arts</text:p>
          </table:table-cell>
          <table:table-cell office:value-type="string">
            <text:p>left</text:p>
          </table:table-cell>
          <table:table-cell office:value-type="string">
            <text:p>Brick path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rofessor's Café</text:p>
          </table:table-cell>
          <table:table-cell office:value-type="string">
            <text:p>right</text:p>
          </table:table-cell>
          <table:table-cell office:value-type="string">
            <text:p>Brick path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-op Bookshop</text:p>
          </table:table-cell>
          <table:table-cell office:value-type="string">
            <text:p>right</text:p>
          </table:table-cell>
          <table:table-cell office:value-type="string">
            <text:p>Brick path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ailleu Library</text:p>
          </table:table-cell>
          <table:table-cell office:value-type="string">
            <text:p>right</text:p>
          </table:table-cell>
          <table:table-cell office:value-type="string">
            <text:p>Brick path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ancy entrance</text:p>
          </table:table-cell>
          <table:table-cell office:value-type="string">
            <text:p>left</text:p>
          </table:table-cell>
          <table:table-cell office:value-type="string">
            <text:p>carpark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repe shop</text:p>
          </table:table-cell>
          <table:table-cell office:value-type="string">
            <text:p>around</text:p>
          </table:table-cell>
          <table:table-cell office:value-type="string">
            <text:p>corner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JMB</text:p>
          </table:table-cell>
          <table:table-cell office:value-type="string">
            <text:p>behind</text:p>
          </table:table-cell>
          <table:table-cell office:value-type="string">
            <text:p>Crepe shop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MB</text:p>
          </table:table-cell>
          <table:table-cell office:value-type="string">
            <text:p>connected to</text:p>
          </table:table-cell>
          <table:table-cell office:value-type="string">
            <text:p>twin buildings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ntrance</text:p>
          </table:table-cell>
          <table:table-cell office:value-type="string">
            <text:p>o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tairs</text:p>
          </table:table-cell>
          <table:table-cell office:value-type="string">
            <text:p>behind</text:p>
          </table:table-cell>
          <table:table-cell office:value-type="string">
            <text:p>JMB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tairs</text:p>
          </table:table-cell>
          <table:table-cell office:value-type="string">
            <text:p>to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FB</text:p>
          </table:table-cell>
          <table:table-cell office:value-type="string">
            <text:p>ahead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lock Tower</text:p>
          </table:table-cell>
          <table:table-cell office:value-type="string">
            <text:p>left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ngineering Building</text:p>
          </table:table-cell>
          <table:table-cell office:value-type="string">
            <text:p>down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1016"/>
        </table:table-row>
      </table:table>
      <table:table table:name="D22" table:style-name="ta22">
        <table:table-column table:style-name="co1" table:default-cell-style-name="Default"/>
        <table:table-column table:style-name="co54" table:default-cell-style-name="Default"/>
        <table:table-column table:style-name="co33" table:number-columns-repeated="3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B</text:p>
          </table:table-cell>
          <table:table-cell office:value-type="string">
            <text:p>down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B</text:p>
          </table:table-cell>
          <table:table-cell office:value-type="string">
            <text:p>left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udents Information Center</text:p>
          </table:table-cell>
          <table:table-cell office:value-type="string">
            <text:p>right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ffe place</text:p>
          </table:table-cell>
          <table:table-cell office:value-type="string">
            <text:p>left end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ion House</text:p>
          </table:table-cell>
          <table:table-cell office:value-type="string">
            <text:p>right end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irs</text:p>
          </table:table-cell>
          <table:table-cell office:value-type="string">
            <text:p>straigh ahead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outh Lawn</text:p>
          </table:table-cell>
          <table:table-cell office:value-type="string">
            <text:p>up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illeu Library</text:p>
          </table:table-cell>
          <table:table-cell office:value-type="string">
            <text:p>across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-op Bookstore</text:p>
          </table:table-cell>
          <table:table-cell office:value-type="string">
            <text:p>across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otany Building</text:p>
          </table:table-cell>
          <table:table-cell office:value-type="string">
            <text:p>right</text:p>
          </table:table-cell>
          <table:table-cell office:value-type="string">
            <text:p>Bailleu Library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iversity house</text:p>
          </table:table-cell>
          <table:table-cell office:value-type="string">
            <text:p>right</text:p>
          </table:table-cell>
          <table:table-cell office:value-type="string">
            <text:p>Bailleu Library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wo cafes</text:p>
          </table:table-cell>
          <table:table-cell office:value-type="string">
            <text:p>left</text:p>
          </table:table-cell>
          <table:table-cell office:value-type="string">
            <text:p>Botany Building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ld Arts</text:p>
          </table:table-cell>
          <table:table-cell office:value-type="string">
            <text:p>righ</text:p>
          </table:table-cell>
          <table:table-cell office:value-type="string">
            <text:p>Botany Building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ion House</text:p>
          </table:table-cell>
          <table:table-cell office:value-type="string">
            <text:p>through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ion House</text:p>
          </table:table-cell>
          <table:table-cell office:value-type="string">
            <text:p>left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</table:table>
      <table:table table:name="D23" table:style-name="ta23">
        <table:table-column table:style-name="co1" table:default-cell-style-name="Default"/>
        <table:table-column table:style-name="co55" table:default-cell-style-name="Default"/>
        <table:table-column table:style-name="co38" table:default-cell-style-name="Default"/>
        <table:table-column table:style-name="co56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pus</text:p>
          </table:table-cell>
          <table:table-cell office:value-type="string">
            <text:p>between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mpus</text:p>
          </table:table-cell>
          <table:table-cell office:value-type="string">
            <text:p>betwee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MC</text:p>
          </table:table-cell>
          <table:table-cell office:value-type="string">
            <text:p>right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feteria</text:p>
          </table:table-cell>
          <table:table-cell office:value-type="string">
            <text:p>at the front</text:p>
          </table:table-cell>
          <table:table-cell office:value-type="string">
            <text:p>KMC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th</text:p>
          </table:table-cell>
          <table:table-cell office:value-type="string">
            <text:p>left</text:p>
          </table:table-cell>
          <table:table-cell office:value-type="string">
            <text:p>KMC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th</text:p>
          </table:table-cell>
          <table:table-cell office:value-type="string">
            <text:p>to</text:p>
          </table:table-cell>
          <table:table-cell office:value-type="string">
            <text:p>intersection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or</text:p>
          </table:table-cell>
          <table:table-cell office:value-type="string">
            <text:p>right</text:p>
          </table:table-cell>
          <table:table-cell office:value-type="string">
            <text:p>CP1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oor</text:p>
          </table:table-cell>
          <table:table-cell office:value-type="string">
            <text:p>to</text:p>
          </table:table-cell>
          <table:table-cell office:value-type="string">
            <text:p>AWB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P2</text:p>
          </table:table-cell>
          <table:table-cell office:value-type="string">
            <text:p>through</text:p>
          </table:table-cell>
          <table:table-cell office:value-type="string">
            <text:p>door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ilets</text:p>
          </table:table-cell>
          <table:table-cell office:value-type="string">
            <text:p>down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P3</text:p>
          </table:table-cell>
          <table:table-cell office:value-type="string">
            <text:p>up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P4</text:p>
          </table:table-cell>
          <table:table-cell office:value-type="string">
            <text:p>through</text:p>
          </table:table-cell>
          <table:table-cell office:value-type="string">
            <text:p>glass doors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afé</text:p>
          </table:table-cell>
          <table:table-cell office:value-type="string">
            <text:p>right</text:p>
          </table:table-cell>
          <table:table-cell office:value-type="string">
            <text:p>CP5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P5</text:p>
          </table:table-cell>
          <table:table-cell office:value-type="string">
            <text:p>to </text:p>
          </table:table-cell>
          <table:table-cell office:value-type="string">
            <text:p>path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ld Arts</text:p>
          </table:table-cell>
          <table:table-cell office:value-type="string">
            <text:p>straight ahead</text:p>
          </table:table-cell>
          <table:table-cell office:value-type="string">
            <text:p>path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raduate School of Humanities</text:p>
          </table:table-cell>
          <table:table-cell office:value-type="string">
            <text:p>in</text:p>
          </table:table-cell>
          <table:table-cell office:value-type="string">
            <text:p><text:s/>Old Arts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P6</text:p>
          </table:table-cell>
          <table:table-cell office:value-type="string">
            <text:p>through</text:p>
          </table:table-cell>
          <table:table-cell office:value-type="string">
            <text:p>Old Arts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P8</text:p>
          </table:table-cell>
          <table:table-cell office:value-type="string">
            <text:p>left </text:p>
          </table:table-cell>
          <table:table-cell office:value-type="string">
            <text:p>CP7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ld Quad</text:p>
          </table:table-cell>
          <table:table-cell office:value-type="string">
            <text:p>right</text:p>
          </table:table-cell>
          <table:table-cell office:value-type="string">
            <text:p>CP8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P9</text:p>
          </table:table-cell>
          <table:table-cell office:value-type="string">
            <text:p>through</text:p>
          </table:table-cell>
          <table:table-cell office:value-type="string">
            <text:p>Old Arts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P11</text:p>
          </table:table-cell>
          <table:table-cell office:value-type="string">
            <text:p>right</text:p>
          </table:table-cell>
          <table:table-cell office:value-type="string">
            <text:p>CP10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P12</text:p>
          </table:table-cell>
          <table:table-cell office:value-type="string">
            <text:p>down</text:p>
          </table:table-cell>
          <table:table-cell office:value-type="string">
            <text:p>steps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onash road</text:p>
          </table:table-cell>
          <table:table-cell office:value-type="string">
            <text:p>left</text:p>
          </table:table-cell>
          <table:table-cell office:value-type="string">
            <text:p>steps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onash road</text:p>
          </table:table-cell>
          <table:table-cell office:value-type="string">
            <text:p>between</text:p>
          </table:table-cell>
          <table:table-cell office:value-type="string">
            <text:p>Maths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onash road</text:p>
          </table:table-cell>
          <table:table-cell office:value-type="string">
            <text:p>between</text:p>
          </table:table-cell>
          <table:table-cell office:value-type="string">
            <text:p>Optometry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ptometry</text:p>
          </table:table-cell>
          <table:table-cell office:value-type="string">
            <text:p>right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ptometry</text:p>
          </table:table-cell>
          <table:table-cell office:value-type="string">
            <text:p>near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P13</text:p>
          </table:table-cell>
          <table:table-cell office:value-type="string">
            <text:p>right</text:p>
          </table:table-cell>
          <table:table-cell office:value-type="string">
            <text:p>AWB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P14</text:p>
          </table:table-cell>
          <table:table-cell office:value-type="string">
            <text:p>down</text:p>
          </table:table-cell>
          <table:table-cell office:value-type="string">
            <text:p>path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ailleu Library</text:p>
          </table:table-cell>
          <table:table-cell office:value-type="string">
            <text:p>right</text:p>
          </table:table-cell>
          <table:table-cell office:value-type="string">
            <text:p>CP15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ailleu Library</text:p>
          </table:table-cell>
          <table:table-cell office:value-type="string">
            <text:p>past</text:p>
          </table:table-cell>
          <table:table-cell office:value-type="string">
            <text:p>Co-op Bookshop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outh Lawn</text:p>
          </table:table-cell>
          <table:table-cell office:value-type="string">
            <text:p>left</text:p>
          </table:table-cell>
          <table:table-cell office:value-type="string">
            <text:p>CP14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eats</text:p>
          </table:table-cell>
          <table:table-cell office:value-type="string">
            <text:p>under</text:p>
          </table:table-cell>
          <table:table-cell office:value-type="string">
            <text:p>trees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eats</text:p>
          </table:table-cell>
          <table:table-cell office:value-type="string">
            <text:p>left</text:p>
          </table:table-cell>
          <table:table-cell office:value-type="string">
            <text:p>CP16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P17</text:p>
          </table:table-cell>
          <table:table-cell office:value-type="string">
            <text:p>along</text:p>
          </table:table-cell>
          <table:table-cell office:value-type="string">
            <text:p>path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P18</text:p>
          </table:table-cell>
          <table:table-cell office:value-type="string">
            <text:p>right</text:p>
          </table:table-cell>
          <table:table-cell office:value-type="string">
            <text:p>CP1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uildings</text:p>
          </table:table-cell>
          <table:table-cell office:value-type="string">
            <text:p>in front</text:p>
          </table:table-cell>
          <table:table-cell office:value-type="string">
            <text:p>path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th</text:p>
          </table:table-cell>
          <table:table-cell office:value-type="string">
            <text:p>leads to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P19</text:p>
          </table:table-cell>
          <table:table-cell office:value-type="string">
            <text:p>left</text:p>
          </table:table-cell>
          <table:table-cell office:value-type="string">
            <text:p>CP17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P19</text:p>
          </table:table-cell>
          <table:table-cell office:value-type="string">
            <text:p>behind</text:p>
          </table:table-cell>
          <table:table-cell office:value-type="string">
            <text:p>Old Arts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ld Quad</text:p>
          </table:table-cell>
          <table:table-cell office:value-type="string">
            <text:p>behind</text:p>
          </table:table-cell>
          <table:table-cell office:value-type="string">
            <text:p>Old Arts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tudent services</text:p>
          </table:table-cell>
          <table:table-cell office:value-type="string">
            <text:p>beyond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hops</text:p>
          </table:table-cell>
          <table:table-cell office:value-type="string">
            <text:p>in</text:p>
          </table:table-cell>
          <table:table-cell office:value-type="string">
            <text:p>Student Services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P20</text:p>
          </table:table-cell>
          <table:table-cell office:value-type="string">
            <text:p>after</text:p>
          </table:table-cell>
          <table:table-cell office:value-type="string">
            <text:p>AWB</text:p>
          </table:table-cell>
          <table:table-cell table:number-columns-repeated="3"/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P21</text:p>
          </table:table-cell>
          <table:table-cell office:value-type="string">
            <text:p>left</text:p>
          </table:table-cell>
          <table:table-cell office:value-type="string">
            <text:p>CP20</text:p>
          </table:table-cell>
          <table:table-cell table:number-columns-repeated="3"/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inguistics Building</text:p>
          </table:table-cell>
          <table:table-cell office:value-type="string">
            <text:p>past</text:p>
          </table:table-cell>
          <table:table-cell office:value-type="string">
            <text:p>CP21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P22</text:p>
          </table:table-cell>
          <table:table-cell office:value-type="string">
            <text:p>round</text:p>
          </table:table-cell>
          <table:table-cell office:value-type="string">
            <text:p>path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in Alley</text:p>
          </table:table-cell>
          <table:table-cell office:value-type="string">
            <text:p>right</text:p>
          </table:table-cell>
          <table:table-cell office:value-type="string">
            <text:p>CP23</text:p>
          </table:table-cell>
          <table:table-cell table:number-columns-repeated="3"/>
          <table:table-cell office:value-type="float" office:value="49">
            <text:p>49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P24</text:p>
          </table:table-cell>
          <table:table-cell office:value-type="string">
            <text:p>right</text:p>
          </table:table-cell>
          <table:table-cell office:value-type="string">
            <text:p>CP23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in Alley</text:p>
          </table:table-cell>
          <table:table-cell office:value-type="string">
            <text:p>leads to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51">
            <text:p>51</text:p>
          </table:table-cell>
          <table:table-cell table:number-columns-repeated="1016"/>
        </table:table-row>
      </table:table>
      <table:table table:name="D24" table:style-name="ta24">
        <table:table-column table:style-name="co1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1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yal Parade</text:p>
          </table:table-cell>
          <table:table-cell office:value-type="string">
            <text:p>north-west</text:p>
          </table:table-cell>
          <table:table-cell office:value-type="string">
            <text:p>University Melbourn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Queensbery Street</text:p>
          </table:table-cell>
          <table:table-cell office:value-type="string">
            <text:p>south</text:p>
          </table:table-cell>
          <table:table-cell office:value-type="string">
            <text:p>University Melbourn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anston Street</text:p>
          </table:table-cell>
          <table:table-cell office:value-type="string">
            <text:p>north-east</text:p>
          </table:table-cell>
          <table:table-cell office:value-type="string">
            <text:p>University Melbourne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mpus</text:p>
          </table:table-cell>
          <table:table-cell office:value-type="string">
            <text:p>intersected by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attan Street</text:p>
          </table:table-cell>
          <table:table-cell office:value-type="string">
            <text:p>between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attan Street</text:p>
          </table:table-cell>
          <table:table-cell office:value-type="string">
            <text:p>betwee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iversity Square</text:p>
          </table:table-cell>
          <table:table-cell office:value-type="string">
            <text:p>left side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frastructure Building</text:p>
          </table:table-cell>
          <table:table-cell office:value-type="string">
            <text:p>right side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chanical Engineering Building</text:p>
          </table:table-cell>
          <table:table-cell office:value-type="string">
            <text:p>right side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-shaped road</text:p>
          </table:table-cell>
          <table:table-cell office:value-type="string">
            <text:p>right</text:p>
          </table:table-cell>
          <table:table-cell office:value-type="string">
            <text:p>pedestrian sign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lectrical Engineering Building</text:p>
          </table:table-cell>
          <table:table-cell office:value-type="string">
            <text:p>opposite</text:p>
          </table:table-cell>
          <table:table-cell office:value-type="string">
            <text:p>Old Engineering Building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P1</text:p>
          </table:table-cell>
          <table:table-cell office:value-type="string">
            <text:p>right</text:p>
          </table:table-cell>
          <table:table-cell office:value-type="string">
            <text:p>L-shaped road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outh Lawn</text:p>
          </table:table-cell>
          <table:table-cell office:value-type="string">
            <text:p>straight</text:p>
          </table:table-cell>
          <table:table-cell office:value-type="string">
            <text:p>CP2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uth Lawn</text:p>
          </table:table-cell>
          <table:table-cell office:value-type="string">
            <text:p>lead to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ion House</text:p>
          </table:table-cell>
          <table:table-cell office:value-type="string">
            <text:p>through </text:p>
          </table:table-cell>
          <table:table-cell office:value-type="string">
            <text:p>Old Art Building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SB</text:p>
          </table:table-cell>
          <table:table-cell office:value-type="string">
            <text:p>500 meters of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PB</text:p>
          </table:table-cell>
          <table:table-cell office:value-type="string">
            <text:p>500 meters of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niversity House</text:p>
          </table:table-cell>
          <table:table-cell office:value-type="string">
            <text:p>500 meters of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DH</text:p>
          </table:table-cell>
          <table:table-cell office:value-type="string">
            <text:p>left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MB</text:p>
          </table:table-cell>
          <table:table-cell office:value-type="string">
            <text:p>right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onash Road</text:p>
          </table:table-cell>
          <table:table-cell office:value-type="string">
            <text:p>next</text:p>
          </table:table-cell>
          <table:table-cell office:value-type="string">
            <text:p>SMB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MSI</text:p>
          </table:table-cell>
          <table:table-cell office:value-type="string">
            <text:p>left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BB</text:p>
          </table:table-cell>
          <table:table-cell office:value-type="string">
            <text:p>right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ld Geology Building</text:p>
          </table:table-cell>
          <table:table-cell office:value-type="string">
            <text:p>right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hemistry Building</text:p>
          </table:table-cell>
          <table:table-cell office:value-type="string">
            <text:p>right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lectrical Engineering Building</text:p>
          </table:table-cell>
          <table:table-cell office:value-type="string">
            <text:p>in front of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lectrical Engineering Building</text:p>
          </table:table-cell>
          <table:table-cell office:value-type="string">
            <text:p>near</text:p>
          </table:table-cell>
          <table:table-cell office:value-type="string">
            <text:p>carpark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lectrical Engineering Building</text:p>
          </table:table-cell>
          <table:table-cell office:value-type="string">
            <text:p>near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ffee shop</text:p>
          </table:table-cell>
          <table:table-cell office:value-type="string">
            <text:p>between</text:p>
          </table:table-cell>
          <table:table-cell office:value-type="string">
            <text:p>Electrical Engineering Building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ffee shop</text:p>
          </table:table-cell>
          <table:table-cell office:value-type="string">
            <text:p>between</text:p>
          </table:table-cell>
          <table:table-cell office:value-type="string">
            <text:p>Old Engineering Building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Library</text:p>
          </table:table-cell>
          <table:table-cell office:value-type="string">
            <text:p>along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Library</text:p>
          </table:table-cell>
          <table:table-cell office:value-type="string">
            <text:p>along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ibrary</text:p>
          </table:table-cell>
          <table:table-cell office:value-type="string">
            <text:p>betwee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ibrary</text:p>
          </table:table-cell>
          <table:table-cell office:value-type="string">
            <text:p>betwee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mmerce Department</text:p>
          </table:table-cell>
          <table:table-cell office:value-type="string">
            <text:p>surround</text:p>
          </table:table-cell>
          <table:table-cell office:value-type="string">
            <text:p>University Square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mmerce Department</text:p>
          </table:table-cell>
          <table:table-cell office:value-type="string">
            <text:p>along</text:p>
          </table:table-cell>
          <table:table-cell office:value-type="string">
            <text:p>Pehlam Street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aretto</text:p>
          </table:table-cell>
          <table:table-cell office:value-type="string">
            <text:p>in</text:p>
          </table:table-cell>
          <table:table-cell office:value-type="string">
            <text:p>Commerce Department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Law Department</text:p>
          </table:table-cell>
          <table:table-cell office:value-type="string">
            <text:p>in</text:p>
          </table:table-cell>
          <table:table-cell office:value-type="string">
            <text:p>Pehlam Street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usiness Administration</text:p>
          </table:table-cell>
          <table:table-cell office:value-type="string">
            <text:p>in</text:p>
          </table:table-cell>
          <table:table-cell office:value-type="string">
            <text:p>Pehlam Street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Law Department</text:p>
          </table:table-cell>
          <table:table-cell office:value-type="string">
            <text:p>in front of</text:p>
          </table:table-cell>
          <table:table-cell office:value-type="string">
            <text:p>Commerce Department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usiness Administration</text:p>
          </table:table-cell>
          <table:table-cell office:value-type="string">
            <text:p>in front of</text:p>
          </table:table-cell>
          <table:table-cell office:value-type="string">
            <text:p>Commerce Department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1016"/>
        </table:table-row>
      </table:table>
      <table:table table:name="D25" table:style-name="ta25">
        <table:table-column table:style-name="co1" table:default-cell-style-name="Default"/>
        <table:table-column table:style-name="co59" table:default-cell-style-name="Default"/>
        <table:table-column table:style-name="co1" table:default-cell-style-name="Default"/>
        <table:table-column table:style-name="co60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trance</text:p>
          </table:table-cell>
          <table:table-cell office:value-type="string">
            <text:p>from</text:p>
          </table:table-cell>
          <table:table-cell office:value-type="string">
            <text:p>Gate 1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te 10</text:p>
          </table:table-cell>
          <table:table-cell office:value-type="string">
            <text:p>along 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ld Arts</text:p>
          </table:table-cell>
          <table:table-cell office:value-type="string">
            <text:p>north</text:p>
          </table:table-cell>
          <table:table-cell office:value-type="string">
            <text:p>Gate 1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ick foothpath</text:p>
          </table:table-cell>
          <table:table-cell office:value-type="string">
            <text:p>across 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lbourne University</text:p>
          </table:table-cell>
          <table:table-cell office:value-type="string">
            <text:p>close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ical Schools</text:p>
          </table:table-cell>
          <table:table-cell office:value-type="string">
            <text:p>in 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ain research</text:p>
          </table:table-cell>
          <table:table-cell office:value-type="string">
            <text:p>in 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MB</text:p>
          </table:table-cell>
          <table:table-cell office:value-type="string">
            <text:p>close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illeu Library</text:p>
          </table:table-cell>
          <table:table-cell office:value-type="string">
            <text:p>close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ports center</text:p>
          </table:table-cell>
          <table:table-cell office:value-type="string">
            <text:p>close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uildings</text:p>
          </table:table-cell>
          <table:table-cell office:value-type="string">
            <text:p>insid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en area</text:p>
          </table:table-cell>
          <table:table-cell office:value-type="string">
            <text:p>opposite</text:p>
          </table:table-cell>
          <table:table-cell office:value-type="string">
            <text:p>Gate 10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BD</text:p>
          </table:table-cell>
          <table:table-cell office:value-type="string">
            <text:p>down</text:p>
          </table:table-cell>
          <table:table-cell office:value-type="string">
            <text:p>Gate 10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</table:table>
      <table:table table:name="D26" table:style-name="ta26">
        <table:table-column table:style-name="co1" table:default-cell-style-name="Default"/>
        <table:table-column table:style-name="co61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curity Office</text:p>
          </table:table-cell>
          <table:table-cell office:value-type="string">
            <text:p>in 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</table:table>
      <table:table table:name="D27" table:style-name="ta27">
        <table:table-column table:style-name="co1" table:number-columns-repeated="3" table:default-cell-style-name="Default"/>
        <table:table-column table:style-name="co62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te 10</text:p>
          </table:table-cell>
          <table:table-cell office:value-type="string">
            <text:p>along 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</table:table>
      <table:table table:name="D28" table:style-name="ta28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0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s center</text:p>
          </table:table-cell>
          <table:table-cell office:value-type="string">
            <text:p>up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ts center</text:p>
          </table:table-cell>
          <table:table-cell office:value-type="string">
            <text:p>o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enic route</text:p>
          </table:table-cell>
          <table:table-cell office:value-type="string">
            <text:p>between</text:p>
          </table:table-cell>
          <table:table-cell office:value-type="string">
            <text:p>building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ffee shop</text:p>
          </table:table-cell>
          <table:table-cell office:value-type="string">
            <text:p>along</text:p>
          </table:table-cell>
          <table:table-cell office:value-type="string">
            <text:p>Scenic rout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888 building</text:p>
          </table:table-cell>
          <table:table-cell office:value-type="string">
            <text:p>down</text:p>
          </table:table-cell>
          <table:table-cell office:value-type="string">
            <text:p>Scenic route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888 <text:s/>building</text:p>
          </table:table-cell>
          <table:table-cell office:value-type="string">
            <text:p>along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outh Lawn</text:p>
          </table:table-cell>
          <table:table-cell office:value-type="string">
            <text:p>up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ion House</text:p>
          </table:table-cell>
          <table:table-cell office:value-type="string">
            <text:p>behind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ports center</text:p>
          </table:table-cell>
          <table:table-cell office:value-type="string">
            <text:p>other side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lleges</text:p>
          </table:table-cell>
          <table:table-cell office:value-type="string">
            <text:p>beyond</text:p>
          </table:table-cell>
          <table:table-cell office:value-type="string">
            <text:p>Sports center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iversity Club</text:p>
          </table:table-cell>
          <table:table-cell office:value-type="string">
            <text:p>alongside</text:p>
          </table:table-cell>
          <table:table-cell office:value-type="string">
            <text:p>Colleges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illeu Library</text:p>
          </table:table-cell>
          <table:table-cell office:value-type="string">
            <text:p>end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rpark entrance</text:p>
          </table:table-cell>
          <table:table-cell office:value-type="string">
            <text:p>near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arpark entrance</text:p>
          </table:table-cell>
          <table:table-cell office:value-type="string">
            <text:p>near</text:p>
          </table:table-cell>
          <table:table-cell office:value-type="string">
            <text:p>Bailleu Library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usic faculty</text:p>
          </table:table-cell>
          <table:table-cell office:value-type="string">
            <text:p>behind</text:p>
          </table:table-cell>
          <table:table-cell office:value-type="string">
            <text:p>buildings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rain research</text:p>
          </table:table-cell>
          <table:table-cell office:value-type="string">
            <text:p>behind</text:p>
          </table:table-cell>
          <table:table-cell office:value-type="string">
            <text:p>buildings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</table:table>
      <table:table table:name="D29" table:style-name="ta29">
        <table:table-column table:style-name="co1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6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p</text:p>
          </table:table-cell>
          <table:table-cell office:value-type="string">
            <text:p>near</text:p>
          </table:table-cell>
          <table:table-cell office:value-type="string">
            <text:p>ga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gineering Buildings</text:p>
          </table:table-cell>
          <table:table-cell office:value-type="string">
            <text:p>bottom right</text:p>
          </table:table-cell>
          <table:table-cell office:value-type="string">
            <text:p>block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on House</text:p>
          </table:table-cell>
          <table:table-cell office:value-type="string">
            <text:p>nor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orts center</text:p>
          </table:table-cell>
          <table:table-cell office:value-type="string">
            <text:p>beside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</table:table>
      <table:table table:name="D30" table:style-name="ta30">
        <table:table-column table:style-name="co1" table:default-cell-style-name="Default"/>
        <table:table-column table:style-name="co50" table:default-cell-style-name="Default"/>
        <table:table-column table:style-name="co1" table:default-cell-style-name="Default"/>
        <table:table-column table:style-name="co46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ion House</text:p>
          </table:table-cell>
          <table:table-cell office:value-type="string">
            <text:p>center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888 building</text:p>
          </table:table-cell>
          <table:table-cell office:value-type="string">
            <text:p>close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888 building</text:p>
          </table:table-cell>
          <table:table-cell office:value-type="string">
            <text:p>on</text:p>
          </table:table-cell>
          <table:table-cell office:value-type="string">
            <text:p>Gate 8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inity College</text:p>
          </table:table-cell>
          <table:table-cell office:value-type="string">
            <text:p>pass</text:p>
          </table:table-cell>
          <table:table-cell office:value-type="string">
            <text:p>Sports centre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</table:table>
      <table:table table:name="D31" table:style-name="ta31">
        <table:table-column table:style-name="co1" table:default-cell-style-name="Default"/>
        <table:table-column table:style-name="co5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uth Lawn</text:p>
          </table:table-cell>
          <table:table-cell office:value-type="string">
            <text:p>center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ock Tower</text:p>
          </table:table-cell>
          <table:table-cell office:value-type="string">
            <text:p>corner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ock Tower</text:p>
          </table:table-cell>
          <table:table-cell office:value-type="string">
            <text:p>connected with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MB</text:p>
          </table:table-cell>
          <table:table-cell office:value-type="string">
            <text:p>opposite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illeu Library</text:p>
          </table:table-cell>
          <table:table-cell office:value-type="string">
            <text:p>left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EEE</text:p>
          </table:table-cell>
          <table:table-cell office:value-type="string">
            <text:p>close</text:p>
          </table:table-cell>
          <table:table-cell office:value-type="string">
            <text:p>JMB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lson Hall</text:p>
          </table:table-cell>
          <table:table-cell office:value-type="string">
            <text:p>close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</table:table>
      <table:table table:name="D32" table:style-name="ta32">
        <table:table-column table:style-name="co1" table:default-cell-style-name="Default"/>
        <table:table-column table:style-name="co64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pus</text:p>
          </table:table-cell>
          <table:table-cell office:value-type="string">
            <text:p>streched over</text:p>
          </table:table-cell>
          <table:table-cell office:value-type="string">
            <text:p>large are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illeu Library</text:p>
          </table:table-cell>
          <table:table-cell office:value-type="string">
            <text:p>connected with</text:p>
          </table:table-cell>
          <table:table-cell office:value-type="string">
            <text:p>Physics Building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ffe shops</text:p>
          </table:table-cell>
          <table:table-cell office:value-type="string">
            <text:p>along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</table:table>
      <table:table table:name="D33" table:style-name="ta33">
        <table:table-column table:style-name="co1" table:default-cell-style-name="Default"/>
        <table:table-column table:style-name="co65" table:number-columns-repeated="2" table:default-cell-style-name="Default"/>
        <table:table-column table:style-name="co66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anton Street</text:p>
          </table:table-cell>
          <table:table-cell office:value-type="string">
            <text:p>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attan Street</text:p>
          </table:table-cell>
          <table:table-cell office:value-type="string">
            <text:p>sou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yal Parade</text:p>
          </table:table-cell>
          <table:table-cell office:value-type="string">
            <text:p>we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ntrance</text:p>
          </table:table-cell>
          <table:table-cell office:value-type="string">
            <text:p>on 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siness Building</text:p>
          </table:table-cell>
          <table:table-cell office:value-type="string">
            <text:p>opposite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aw Department</text:p>
          </table:table-cell>
          <table:table-cell office:value-type="string">
            <text:p>opposite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merce Department</text:p>
          </table:table-cell>
          <table:table-cell office:value-type="string">
            <text:p>opposite</text:p>
          </table:table-cell>
          <table:table-cell office:value-type="string">
            <text:p>Entrance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uth Lawn</text:p>
          </table:table-cell>
          <table:table-cell office:value-type="string">
            <text:p>up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rpark</text:p>
          </table:table-cell>
          <table:table-cell office:value-type="string">
            <text:p>up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ical School</text:p>
          </table:table-cell>
          <table:table-cell office:value-type="string">
            <text:p>left</text:p>
          </table:table-cell>
          <table:table-cell office:value-type="string">
            <text:p>Old Arts 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illeu Library</text:p>
          </table:table-cell>
          <table:table-cell office:value-type="string">
            <text:p>left</text:p>
          </table:table-cell>
          <table:table-cell office:value-type="string">
            <text:p>Old Arts 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eography</text:p>
          </table:table-cell>
          <table:table-cell office:value-type="string">
            <text:p>left</text:p>
          </table:table-cell>
          <table:table-cell office:value-type="string">
            <text:p>Old Arts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SB</text:p>
          </table:table-cell>
          <table:table-cell office:value-type="string">
            <text:p>left</text:p>
          </table:table-cell>
          <table:table-cell office:value-type="string">
            <text:p>Old Arts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ports center</text:p>
          </table:table-cell>
          <table:table-cell office:value-type="string">
            <text:p>ahead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</table:table>
      <table:table table:name="D34" table:style-name="ta34">
        <table:table-column table:style-name="co1" table:default-cell-style-name="Default"/>
        <table:table-column table:style-name="co39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pus</text:p>
          </table:table-cell>
          <table:table-cell office:value-type="string">
            <text:p>north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mpus</text:p>
          </table:table-cell>
          <table:table-cell office:value-type="string">
            <text:p>betwee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mpus</text:p>
          </table:table-cell>
          <table:table-cell office:value-type="string">
            <text:p>between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orts center</text:p>
          </table:table-cell>
          <table:table-cell office:value-type="string">
            <text:p>north end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uth Lawn</text:p>
          </table:table-cell>
          <table:table-cell office:value-type="string">
            <text:p>north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th Lawn</text:p>
          </table:table-cell>
          <table:table-cell office:value-type="string">
            <text:p>centr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</table:table>
      <table:table table:name="D35" table:style-name="ta35">
        <table:table-column table:style-name="co1" table:default-cell-style-name="Default"/>
        <table:table-column table:style-name="co17" table:default-cell-style-name="Default"/>
        <table:table-column table:style-name="co50" table:default-cell-style-name="Default"/>
        <table:table-column table:style-name="co6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pus</text:p>
          </table:table-cell>
          <table:table-cell office:value-type="string">
            <text:p>between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mpus</text:p>
          </table:table-cell>
          <table:table-cell office:value-type="string">
            <text:p>betwee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mpus</text:p>
          </table:table-cell>
          <table:table-cell office:value-type="string">
            <text:p>betwee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mpus</text:p>
          </table:table-cell>
          <table:table-cell office:value-type="string">
            <text:p>between</text:p>
          </table:table-cell>
          <table:table-cell office:value-type="string">
            <text:p>Tin Alley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rner</text:p>
          </table:table-cell>
          <table:table-cell office:value-type="string">
            <text:p>betwee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rner</text:p>
          </table:table-cell>
          <table:table-cell office:value-type="string">
            <text:p>betwee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888 building</text:p>
          </table:table-cell>
          <table:table-cell office:value-type="string">
            <text:p>right</text:p>
          </table:table-cell>
          <table:table-cell office:value-type="string">
            <text:p>corner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t 6</text:p>
          </table:table-cell>
          <table:table-cell office:value-type="string">
            <text:p>back</text:p>
          </table:table-cell>
          <table:table-cell office:value-type="string">
            <text:p>1888 building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subu</text:p>
          </table:table-cell>
          <table:table-cell office:value-type="string">
            <text:p>back</text:p>
          </table:table-cell>
          <table:table-cell office:value-type="string">
            <text:p>1888 building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airs</text:p>
          </table:table-cell>
          <table:table-cell office:value-type="string">
            <text:p>in front of </text:p>
          </table:table-cell>
          <table:table-cell office:value-type="string">
            <text:p>Lot 6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RC</text:p>
          </table:table-cell>
          <table:table-cell office:value-type="string">
            <text:p>left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P2</text:p>
          </table:table-cell>
          <table:table-cell office:value-type="string">
            <text:p>straight ahead</text:p>
          </table:table-cell>
          <table:table-cell office:value-type="string">
            <text:p>CP1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HB</text:p>
          </table:table-cell>
          <table:table-cell office:value-type="string">
            <text:p>through </text:p>
          </table:table-cell>
          <table:table-cell office:value-type="string">
            <text:p>glass doors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onash Road</text:p>
          </table:table-cell>
          <table:table-cell office:value-type="string">
            <text:p>through </text:p>
          </table:table-cell>
          <table:table-cell office:value-type="string">
            <text:p>AHB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lson Hall</text:p>
          </table:table-cell>
          <table:table-cell office:value-type="string">
            <text:p>end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airs</text:p>
          </table:table-cell>
          <table:table-cell office:value-type="string">
            <text:p>right end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P3</text:p>
          </table:table-cell>
          <table:table-cell office:value-type="string">
            <text:p>through </text:p>
          </table:table-cell>
          <table:table-cell office:value-type="string">
            <text:p>little plaza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ittle plaza</text:p>
          </table:table-cell>
          <table:table-cell office:value-type="string">
            <text:p>up </text:p>
          </table:table-cell>
          <table:table-cell office:value-type="string">
            <text:p>stairs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ittle plaza</text:p>
          </table:table-cell>
          <table:table-cell office:value-type="string">
            <text:p>in front of 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ld Quad</text:p>
          </table:table-cell>
          <table:table-cell office:value-type="string">
            <text:p>left</text:p>
          </table:table-cell>
          <table:table-cell office:value-type="string">
            <text:p>archway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ld Arts building</text:p>
          </table:table-cell>
          <table:table-cell office:value-type="string">
            <text:p>end</text:p>
          </table:table-cell>
          <table:table-cell office:value-type="string">
            <text:p>archway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tudy places</text:p>
          </table:table-cell>
          <table:table-cell office:value-type="string">
            <text:p>on</text:p>
          </table:table-cell>
          <table:table-cell office:value-type="string">
            <text:p>first floor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or</text:p>
          </table:table-cell>
          <table:table-cell office:value-type="string">
            <text:p>opposite side</text:p>
          </table:table-cell>
          <table:table-cell office:value-type="string">
            <text:p>Old Arts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abel Building</text:p>
          </table:table-cell>
          <table:table-cell office:value-type="string">
            <text:p>right</text:p>
          </table:table-cell>
          <table:table-cell office:value-type="string">
            <text:p>exit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rick path</text:p>
          </table:table-cell>
          <table:table-cell office:value-type="string">
            <text:p>left</text:p>
          </table:table-cell>
          <table:table-cell office:value-type="string">
            <text:p>exit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ailleu Library</text:p>
          </table:table-cell>
          <table:table-cell office:value-type="string">
            <text:p>right</text:p>
          </table:table-cell>
          <table:table-cell office:value-type="string">
            <text:p>brick path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-op bookshop</text:p>
          </table:table-cell>
          <table:table-cell office:value-type="string">
            <text:p>right</text:p>
          </table:table-cell>
          <table:table-cell office:value-type="string">
            <text:p>brick path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oyal Parade</text:p>
          </table:table-cell>
          <table:table-cell office:value-type="string">
            <text:p>outside</text:p>
          </table:table-cell>
          <table:table-cell office:value-type="string">
            <text:p>Dr. Dax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P4</text:p>
          </table:table-cell>
          <table:table-cell office:value-type="string">
            <text:p>through </text:p>
          </table:table-cell>
          <table:table-cell office:value-type="string">
            <text:p>Plaza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enches</text:p>
          </table:table-cell>
          <table:table-cell office:value-type="string">
            <text:p>outside</text:p>
          </table:table-cell>
          <table:table-cell office:value-type="string">
            <text:p>Dr. Dax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P5</text:p>
          </table:table-cell>
          <table:table-cell office:value-type="string">
            <text:p>left</text:p>
          </table:table-cell>
          <table:table-cell office:value-type="string">
            <text:p>CP4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P6</text:p>
          </table:table-cell>
          <table:table-cell office:value-type="string">
            <text:p>under</text:p>
          </table:table-cell>
          <table:table-cell office:value-type="string">
            <text:p>overpass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abel Building</text:p>
          </table:table-cell>
          <table:table-cell office:value-type="string">
            <text:p>left</text:p>
          </table:table-cell>
          <table:table-cell office:value-type="string">
            <text:p>CP7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P8</text:p>
          </table:table-cell>
          <table:table-cell office:value-type="string">
            <text:p>past</text:p>
          </table:table-cell>
          <table:table-cell office:value-type="string">
            <text:p>Babel building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P9</text:p>
          </table:table-cell>
          <table:table-cell office:value-type="string">
            <text:p>left</text:p>
          </table:table-cell>
          <table:table-cell office:value-type="string">
            <text:p>CP8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P10</text:p>
          </table:table-cell>
          <table:table-cell office:value-type="string">
            <text:p>right</text:p>
          </table:table-cell>
          <table:table-cell office:value-type="string">
            <text:p>CP9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P11</text:p>
          </table:table-cell>
          <table:table-cell office:value-type="string">
            <text:p>past</text:p>
          </table:table-cell>
          <table:table-cell office:value-type="string">
            <text:p>Old Arts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P13</text:p>
          </table:table-cell>
          <table:table-cell office:value-type="string">
            <text:p>left</text:p>
          </table:table-cell>
          <table:table-cell office:value-type="string">
            <text:p>CP12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P14</text:p>
          </table:table-cell>
          <table:table-cell office:value-type="string">
            <text:p>past</text:p>
          </table:table-cell>
          <table:table-cell office:value-type="string">
            <text:p>NAB Bank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P15</text:p>
          </table:table-cell>
          <table:table-cell office:value-type="string">
            <text:p>straight</text:p>
          </table:table-cell>
          <table:table-cell office:value-type="string">
            <text:p>CP14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nion House</text:p>
          </table:table-cell>
          <table:table-cell office:value-type="string">
            <text:p>in front of </text:p>
          </table:table-cell>
          <table:table-cell office:value-type="string">
            <text:p>CP15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ports center</text:p>
          </table:table-cell>
          <table:table-cell office:value-type="string">
            <text:p>other side of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rner</text:p>
          </table:table-cell>
          <table:table-cell office:value-type="string">
            <text:p>betwee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orner</text:p>
          </table:table-cell>
          <table:table-cell office:value-type="string">
            <text:p>between</text:p>
          </table:table-cell>
          <table:table-cell office:value-type="string">
            <text:p>Elgin Street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ram station</text:p>
          </table:table-cell>
          <table:table-cell office:value-type="string">
            <text:p>dow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orner</text:p>
          </table:table-cell>
          <table:table-cell office:value-type="string">
            <text:p>betwee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46">
            <text:p>46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orner</text:p>
          </table:table-cell>
          <table:table-cell office:value-type="string">
            <text:p>betwee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1016"/>
        </table:table-row>
      </table:table>
      <table:table table:name="D36" table:style-name="ta36">
        <table:table-column table:style-name="co1" table:default-cell-style-name="Default"/>
        <table:table-column table:style-name="co67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mpus</text:p>
          </table:table-cell>
          <table:table-cell office:value-type="string">
            <text:p>between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mpus</text:p>
          </table:table-cell>
          <table:table-cell office:value-type="string">
            <text:p>between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wanston Street</text:p>
          </table:table-cell>
          <table:table-cell office:value-type="string">
            <text:p>ea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yal Parade</text:p>
          </table:table-cell>
          <table:table-cell office:value-type="string">
            <text:p>west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attan Street</text:p>
          </table:table-cell>
          <table:table-cell office:value-type="string">
            <text:p>sou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ildings</text:p>
          </table:table-cell>
          <table:table-cell office:value-type="string">
            <text:p>betwee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uildings</text:p>
          </table:table-cell>
          <table:table-cell office:value-type="string">
            <text:p>between</text:p>
          </table:table-cell>
          <table:table-cell office:value-type="string">
            <text:p>city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in Alley</text:p>
          </table:table-cell>
          <table:table-cell office:value-type="string">
            <text:p>north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n Alley</text:p>
          </table:table-cell>
          <table:table-cell office:value-type="string">
            <text:p>between</text:p>
          </table:table-cell>
          <table:table-cell office:value-type="string">
            <text:p>campus 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n Alley</text:p>
          </table:table-cell>
          <table:table-cell office:value-type="string">
            <text:p>between</text:p>
          </table:table-cell>
          <table:table-cell office:value-type="string">
            <text:p>Colleges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MB</text:p>
          </table:table-cell>
          <table:table-cell office:value-type="string">
            <text:p>in 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nash road</text:p>
          </table:table-cell>
          <table:table-cell office:value-type="string">
            <text:p>right</text:p>
          </table:table-cell>
          <table:table-cell office:value-type="string">
            <text:p>Tram station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ilson Hall</text:p>
          </table:table-cell>
          <table:table-cell office:value-type="string">
            <text:p>end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ld Arts</text:p>
          </table:table-cell>
          <table:table-cell office:value-type="string">
            <text:p>right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ion House</text:p>
          </table:table-cell>
          <table:table-cell office:value-type="string">
            <text:p>left</text:p>
          </table:table-cell>
          <table:table-cell office:value-type="string">
            <text:p>Old Arts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udent Union</text:p>
          </table:table-cell>
          <table:table-cell office:value-type="string">
            <text:p>in 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n-academic library</text:p>
          </table:table-cell>
          <table:table-cell office:value-type="string">
            <text:p>in 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orts center</text:p>
          </table:table-cell>
          <table:table-cell office:value-type="string">
            <text:p>north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lleges</text:p>
          </table:table-cell>
          <table:table-cell office:value-type="string">
            <text:p>beyond</text:p>
          </table:table-cell>
          <table:table-cell office:value-type="string">
            <text:p>Sports center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or</text:p>
          </table:table-cell>
          <table:table-cell office:value-type="string">
            <text:p>near </text:p>
          </table:table-cell>
          <table:table-cell office:value-type="string">
            <text:p>University's shop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mall passage</text:p>
          </table:table-cell>
          <table:table-cell office:value-type="string">
            <text:p>between</text:p>
          </table:table-cell>
          <table:table-cell office:value-type="string">
            <text:p>two buildings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outh Lawn</text:p>
          </table:table-cell>
          <table:table-cell office:value-type="string">
            <text:p>through </text:p>
          </table:table-cell>
          <table:table-cell office:value-type="string">
            <text:p>Old Quad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ved path</text:p>
          </table:table-cell>
          <table:table-cell office:value-type="string">
            <text:p>right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ailleu Library</text:p>
          </table:table-cell>
          <table:table-cell office:value-type="string">
            <text:p>end</text:p>
          </table:table-cell>
          <table:table-cell office:value-type="string">
            <text:p>South Lawn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ld Arts Building</text:p>
          </table:table-cell>
          <table:table-cell office:value-type="string">
            <text:p>right</text:p>
          </table:table-cell>
          <table:table-cell office:value-type="string">
            <text:p>paved path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abel Building</text:p>
          </table:table-cell>
          <table:table-cell office:value-type="string">
            <text:p>right</text:p>
          </table:table-cell>
          <table:table-cell office:value-type="string">
            <text:p>Bailleu Library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arden</text:p>
          </table:table-cell>
          <table:table-cell office:value-type="string">
            <text:p>in </text:p>
          </table:table-cell>
          <table:table-cell office:value-type="string">
            <text:p>Zoology Building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usic Conservatorium</text:p>
          </table:table-cell>
          <table:table-cell office:value-type="string">
            <text:p>through </text:p>
          </table:table-cell>
          <table:table-cell office:value-type="string">
            <text:p>Zoology Building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101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fé </text:p>
          </table:table-cell>
          <table:table-cell office:value-type="string">
            <text:p>in </text:p>
          </table:table-cell>
          <table:table-cell office:value-type="string">
            <text:p>Dax Centre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even Seeds</text:p>
          </table:table-cell>
          <table:table-cell office:value-type="string">
            <text:p>south</text:p>
          </table:table-cell>
          <table:table-cell office:value-type="string">
            <text:p>Dax Centre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eadings shop</text:p>
          </table:table-cell>
          <table:table-cell office:value-type="string">
            <text:p>in </text:p>
          </table:table-cell>
          <table:table-cell office:value-type="string">
            <text:p>Dax Centre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rner</text:p>
          </table:table-cell>
          <table:table-cell office:value-type="string">
            <text:p>between</text:p>
          </table:table-cell>
          <table:table-cell office:value-type="string">
            <text:p>Royal Parade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rner</text:p>
          </table:table-cell>
          <table:table-cell office:value-type="string">
            <text:p>between</text:p>
          </table:table-cell>
          <table:table-cell office:value-type="string">
            <text:p>Grattan Street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1016"/>
        </table:table-row>
      </table:table>
      <table:table table:name="D37" table:style-name="ta37">
        <office:forms form:automatic-focus="false" form:apply-design-mode="false"/>
        <table:table-column table:style-name="co1" table:default-cell-style-name="Default"/>
        <table:table-column table:style-name="co16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m stop 1</text:p>
          </table:table-cell>
          <table:table-cell office:value-type="string">
            <text:p>on 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trance</text:p>
          </table:table-cell>
          <table:table-cell office:value-type="string">
            <text:p>on </text:p>
          </table:table-cell>
          <table:table-cell office:value-type="string">
            <text:p>Swanston Stree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lson Hall</text:p>
          </table:table-cell>
          <table:table-cell office:value-type="string">
            <text:p>end</text:p>
          </table:table-cell>
          <table:table-cell office:value-type="string">
            <text:p>Monash Road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on House</text:p>
          </table:table-cell>
          <table:table-cell office:value-type="string">
            <text:p>right</text:p>
          </table:table-cell>
          <table:table-cell office:value-type="string">
            <text:p>Wilson Hall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ports centre</text:p>
          </table:table-cell>
          <table:table-cell office:value-type="string">
            <text:p>straigh ahead</text:p>
          </table:table-cell>
          <table:table-cell office:value-type="string">
            <text:p>Union House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th Lawn</text:p>
          </table:table-cell>
          <table:table-cell office:value-type="string">
            <text:p>centre</text:p>
          </table:table-cell>
          <table:table-cell office:value-type="string">
            <text:p>campus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outh Lawn</text:p>
          </table:table-cell>
          <table:table-cell office:value-type="string">
            <text:p>surrounded</text:p>
          </table:table-cell>
          <table:table-cell office:value-type="string">
            <text:p>Bailleu Library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uth Lawn</text:p>
          </table:table-cell>
          <table:table-cell office:value-type="string">
            <text:p>surrounded</text:p>
          </table:table-cell>
          <table:table-cell office:value-type="string">
            <text:p>other buildings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1016"/>
        </table:table-row>
      </table:table>
      <table:table table:name="D38" table:style-name="ta38"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RO</text:p>
          </table:table-cell>
          <table:table-cell office:value-type="string">
            <text:p>Comment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IN">
      <number:number number:min-integer-digits="1"/>
    </number:number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n" number:country="IN">
      <number:text> - </number:text>
    </number:number-style>
    <number:text-style style:name="N5114" number:language="en" number:country="IN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number-style style:name="N5115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5115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5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5" number:language="en" number:country="IN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time-style style:name="N5116" number:language="en" number:country="IN">
      <number:minutes number:style="long"/>
      <number:text>:</number:text>
      <number:seconds number:style="long"/>
    </number:time-style>
    <number:time-style style:name="N5117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8" number:language="en" number:country="IN">
      <number:minutes number:style="long"/>
      <number:text>:</number:text>
      <number:seconds number:style="long" number:decimal-places="1"/>
    </number:time-style>
    <number:number-style style:name="N5119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1" style:display-name="PageStyle_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" style:display-name="PageStyle_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" style:display-name="PageStyle_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4" style:display-name="PageStyle_D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5" style:display-name="PageStyle_D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6" style:display-name="PageStyle_D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7" style:display-name="PageStyle_D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8" style:display-name="PageStyle_D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9" style:display-name="PageStyle_D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0" style:display-name="PageStyle_D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1" style:display-name="PageStyle_D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2" style:display-name="PageStyle_D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3" style:display-name="PageStyle_D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4" style:display-name="PageStyle_D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5" style:display-name="PageStyle_D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6" style:display-name="PageStyle_D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7" style:display-name="PageStyle_D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8" style:display-name="PageStyle_D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9" style:display-name="PageStyle_D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0" style:display-name="PageStyle_D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1" style:display-name="PageStyle_D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2" style:display-name="PageStyle_D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3" style:display-name="PageStyle_D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4" style:display-name="PageStyle_D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5" style:display-name="PageStyle_D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6" style:display-name="PageStyle_D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7" style:display-name="PageStyle_D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8" style:display-name="PageStyle_D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9" style:display-name="PageStyle_D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0" style:display-name="PageStyle_D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1" style:display-name="PageStyle_D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2" style:display-name="PageStyle_D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3" style:display-name="PageStyle_D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4" style:display-name="PageStyle_D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5" style:display-name="PageStyle_D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6" style:display-name="PageStyle_D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7" style:display-name="PageStyle_D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38" style:display-name="PageStyle_D3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a</meta:initial-creator>
    <dc:creator>Arbaz Khan</dc:creator>
    <meta:creation-date>2013-07-30T04:00:35</meta:creation-date>
    <dc:date>2013-12-31T16:44:07</dc:date>
    <meta:generator>LibreOffice/3.5$Linux_x86 LibreOffice_project/350m1$Build-2</meta:generator>
    <meta:editing-duration>P0D</meta:editing-duration>
    <meta:editing-cycles>1</meta:editing-cycles>
    <meta:document-statistic meta:table-count="38" meta:cell-count="34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